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Aptos Display" svg:font-family="&quot;Aptos Display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Standaard_32_7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" style:family="table-cell" style:parent-style-name="Standaard_32_7" style:data-style-name="N0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4" style:family="table-cell" style:parent-style-name="Standaard_32_7" style:data-style-name="N4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5" style:family="table-cell" style:parent-style-name="Default" style:data-style-name="N0">
      <style:text-properties style:font-name="Verdana" style:font-name-asian="Verdana" style:font-name-complex="Verdana" fo:font-size="8pt" style:font-size-asian="8pt" style:font-size-complex="8pt"/>
    </style:style>
    <style:style style:name="ce6" style:family="table-cell" style:parent-style-name="Default" style:data-style-name="N4">
      <style:text-properties style:font-name="Verdana" style:font-name-asian="Verdana" style:font-name-complex="Verdana" fo:font-size="8pt" style:font-size-asian="8pt" style:font-size-complex="8pt"/>
    </style:style>
    <style:style style:name="ce7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8" style:family="table-cell" style:parent-style-name="Standaard_32_7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0" style:family="table-cell" style:parent-style-name="Standaard_32_7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11" style:family="table-cell" style:parent-style-name="Standaard_32_7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12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13" style:family="table-cell" style:parent-style-name="Default" style:data-style-name="N36">
      <style:text-properties style:font-name="Verdana" style:font-name-asian="Verdana" style:font-name-complex="Verdana" fo:font-size="8pt" style:font-size-asian="8pt" style:font-size-complex="8pt"/>
    </style:style>
    <style:style style:name="ce14" style:family="table-cell" style:parent-style-name="Standaard_32_7" style:data-style-name="N0">
      <style:table-cell-properties fo:border="thin solid #000000"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6" style:family="table-cell" style:parent-style-name="Standaard_32_7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7" style:family="table-cell" style:parent-style-name="Standaard_32_7" style:data-style-name="N0">
      <style:table-cell-properties style:vertical-align="automatic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9" style:family="table-cell" style:parent-style-name="Standaard_32_7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0" style:family="table-cell" style:parent-style-name="Standaard_32_7" style:data-style-name="N0">
      <style:table-cell-properties style:vertical-align="middle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3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4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5" style:family="table-cell" style:parent-style-name="Standaard_32_2" style:data-style-name="N37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6" style:family="table-cell" style:parent-style-name="Standaard_32_7" style:data-style-name="N4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2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29" style:family="table-cell" style:parent-style-name="Default" style:data-style-name="N4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31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Standaard_32_7" style:data-style-name="N4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3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8" style:family="table-cell" style:parent-style-name="Default" style:data-style-name="N4">
      <style:table-cell-properties fo:border="thin solid #000000" fo:background-color="#FFFFFF"/>
      <style:text-properties style:font-name="Verdana" style:font-name-asian="Verdana" style:font-name-complex="Verdana" fo:font-size="8pt" style:font-size-asian="8pt" style:font-size-complex="8pt"/>
    </style:style>
    <style:style style:name="ce39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/>
    </style:style>
    <style:style style:name="ce40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41" style:family="table-cell" style:parent-style-name="Standaard_32_2" style:data-style-name="N37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8.73125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8.44020833333333cm" style:use-optimal-column-width="true"/>
    </style:style>
    <style:style style:name="co5" style:family="table-column">
      <style:table-column-properties fo:break-before="auto" style:column-width="7.858125cm" style:use-optimal-column-width="true"/>
    </style:style>
    <style:style style:name="co6" style:family="table-column">
      <style:table-column-properties fo:break-before="auto" style:column-width="6.48229166666667cm" style:use-optimal-column-width="true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3.14854166666667cm" style:use-optimal-column-width="true"/>
    </style:style>
    <style:style style:name="co9" style:family="table-column">
      <style:table-column-properties fo:break-before="auto" style:column-width="7.752291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0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zicht_substantiële_giften" table:style-name="ta1">
        <table:table-column table:style-name="co1" table:default-cell-style-name="ce22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5" table:default-cell-style-name="ce5"/>
        <table:table-row table:style-name="ro1">
          <table:table-cell office:value-type="string" table:style-name="ce2">
            <text:p>Overzicht giften van € 10.000 en hoger aan politieke partijen 2026</text:p>
          </table:table-cell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8" table:style-name="ce5"/>
        </table:table-row>
        <table:table-row table:style-name="ro1">
          <table:table-cell table:style-name="ce7"/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8" table:style-name="ce5"/>
        </table:table-row>
        <table:table-row table:style-name="ro2">
          <table:table-cell office:value-type="string" table:style-name="ce8">
            <text:p>Politieke partij</text:p>
          </table:table-cell>
          <table:table-cell office:value-type="string" table:style-name="ce8">
            <text:p>Giften van € 10.000 en hoger ontvangen?</text:p>
          </table:table-cell>
          <table:table-cell office:value-type="string" table:style-name="ce9">
            <text:p>Totaalbedrag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D66</text:p>
          </table:table-cell>
          <table:table-cell office:value-type="string" table:style-name="ce11">
            <text:p>Ja.</text:p>
          </table:table-cell>
          <table:table-cell office:value-type="currency" office:value="10090" table:formula="of:=[.C32]" table:style-name="ce12">
            <text:p>€ 10.09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PVV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VVD</text:p>
          </table:table-cell>
          <table:table-cell office:value-type="string" table:style-name="ce11">
            <text:p>Ja.</text:p>
          </table:table-cell>
          <table:table-cell office:value-type="currency" office:value="50000" table:formula="of:=[.C33]" table:style-name="ce12">
            <text:p>€ 50.000,00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GL</text:p>
          </table:table-cell>
          <table:table-cell office:value-type="string" table:style-name="ce11">
            <text:p>Ja.</text:p>
          </table:table-cell>
          <table:table-cell office:value-type="currency" office:value="10000" table:formula="of:=[.C34]" table:style-name="ce12">
            <text:p>€ 10.000,00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PvdA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CDA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3">
          <table:table-cell office:value-type="string" table:style-name="ce10">
            <text:p>JA21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FvD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BBB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DENK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SGP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PvdD</text:p>
          </table:table-cell>
          <table:table-cell office:value-type="string" table:style-name="ce11">
            <text:p>Ja.</text:p>
          </table:table-cell>
          <table:table-cell office:value-type="currency" office:value="100000" table:formula="of:=[.C35]" table:style-name="ce12">
            <text:p>€ 100.00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CU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SP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50PLUS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Volt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2">
          <table:table-cell office:value-type="string" table:style-name="ce10">
            <text:p>OPNL</text:p>
          </table:table-cell>
          <table:table-cell office:value-type="string" table:style-name="ce11">
            <text:p>Nee.</text:p>
          </table:table-cell>
          <table:table-cell office:value-type="currency" office:value="0" table:style-name="ce12">
            <text:p>€ 0,00</text:p>
          </table:table-cell>
          <table:table-cell table:number-columns-repeated="2" table:style-name="ce13"/>
          <table:table-cell table:style-name="ce6"/>
          <table:table-cell table:style-name="ce5"/>
          <table:table-cell table:style-name="ce13"/>
          <table:table-cell table:number-columns-repeated="7" table:style-name="ce5"/>
          <table:table-cell table:number-columns-repeated="16369" table:style-name="ce1"/>
        </table:table-row>
        <table:table-row table:style-name="ro1">
          <table:table-cell office:value-type="string" table:style-name="ce8">
            <text:p>Totaal</text:p>
          </table:table-cell>
          <table:table-cell table:style-name="ce14"/>
          <table:table-cell office:value-type="currency" office:value="170090" table:formula="of:=SUM([.C4:.C20])" table:style-name="ce15">
            <text:p>€ 170.090,00</text:p>
          </table:table-cell>
          <table:table-cell table:style-name="ce5"/>
          <table:table-cell table:style-name="ce13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style-name="ro1">
          <table:table-cell table:style-name="ce16"/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16">
            <text:p>Toelichting op overzicht: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7">
            <text:p>1) Van de gegevens over het adres van een natuurlijk persoon wordt uitsluitend de woonplaats openbaar gemaakt.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7">
            <text:p>2) Het kopje 'Totaalbedrag' vermeldt de totale hoogte van de ontvangen bijdragen per donateur.<text:s/>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7">
            <text:p>3) Indien een bijdrage bestaat uit meerdere afzonderlijke bijdragen die cumulatief meer dan € 10.000 bedragen, wordt bij het totaalbedrag geen datum vermeld.<text:s/>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7">
            <text:p>Daarbij worden van de afzonderlijke bijdragen uitsluitend de bijdragen vermeld van € 10.000 of meer, inclusief de data waarop deze zijn ontvangen.<text:s/>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7">
            <text:p>4) UBO's zijn de uiteindelijke belanghebbende van een rechtspersoon.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7">
            <text:p>5) Bijdragen van een neveninstelling aan een andere neveninstelling of de politieke partij (en andersom) worden niet in dit overzicht opgenomen.</text:p>
          </table:table-cell>
          <table:table-cell table:style-name="ce17"/>
          <table:table-cell table:style-name="ce18"/>
          <table:table-cell table:style-name="ce5"/>
          <table:table-cell table:style-name="ce19"/>
          <table:table-cell table:style-name="ce20"/>
          <table:table-cell table:style-name="ce2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table:style-name="ce22"/>
          <table:table-cell table:style-name="ce5"/>
          <table:table-cell table:style-name="ce4"/>
          <table:table-cell table:number-columns-repeated="2" table:style-name="ce3"/>
          <table:table-cell table:style-name="ce5"/>
          <table:table-cell table:style-name="ce3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 office:value-type="string" table:style-name="ce23">
            <text:p>Politieke partij</text:p>
          </table:table-cell>
          <table:table-cell office:value-type="string" table:style-name="ce23">
            <text:p>Neveninstelling</text:p>
          </table:table-cell>
          <table:table-cell office:value-type="string" table:style-name="ce24">
            <text:p>Totaal 2026</text:p>
          </table:table-cell>
          <table:table-cell office:value-type="string" table:style-name="ce14">
            <text:p>Naam donateur</text:p>
          </table:table-cell>
          <table:table-cell office:value-type="string" table:style-name="ce14">
            <text:p>Adres gever</text:p>
          </table:table-cell>
          <table:table-cell office:value-type="string" table:style-name="ce14">
            <text:p>UBO</text:p>
          </table:table-cell>
          <table:table-cell office:value-type="string" table:style-name="ce23">
            <text:p>Bedragen &gt; € 10.000</text:p>
          </table:table-cell>
          <table:table-cell office:value-type="string" table:style-name="ce25">
            <text:p>Datum<text:s/></text:p>
          </table:table-cell>
          <table:table-cell office:value-type="string" table:style-name="ce25">
            <text:p>Toelichting</text:p>
          </table:table-cell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26">
            <text:p>D66</text:p>
          </table:table-cell>
          <table:table-cell table:style-name="ce26"/>
          <table:table-cell office:value-type="currency" office:value="10090" table:style-name="ce27">
            <text:p>€ 10.090,00</text:p>
          </table:table-cell>
          <table:table-cell office:value-type="string" table:style-name="ce28">
            <text:p>P. van der Ploeg</text:p>
          </table:table-cell>
          <table:table-cell office:value-type="string" table:style-name="ce28">
            <text:p>Den Dolder</text:p>
          </table:table-cell>
          <table:table-cell table:style-name="ce29"/>
          <table:table-cell office:value-type="currency" office:value="10000" table:style-name="ce30">
            <text:p>€ 10.000,00</text:p>
          </table:table-cell>
          <table:table-cell office:value-type="date" office:date-value="2026-01-20T00:00:00" table:style-name="ce31">
            <text:p>20 januari 2026</text:p>
          </table:table-cell>
          <table:table-cell table:style-name="ce25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5">
            <text:p>VVD</text:p>
          </table:table-cell>
          <table:table-cell office:value-type="string" table:style-name="ce35">
            <text:p>Stichting Ondersteuning VVD Tweede Kamerverkiezing</text:p>
          </table:table-cell>
          <table:table-cell office:value-type="currency" office:value="50000" table:style-name="ce36">
            <text:p>€ 50.000,00</text:p>
          </table:table-cell>
          <table:table-cell office:value-type="string" table:style-name="ce37">
            <text:p>Optidob B.V.</text:p>
          </table:table-cell>
          <table:table-cell office:value-type="string" table:style-name="ce37">
            <text:p>Parnassusweg 729, 1077 DG Amsterdam</text:p>
          </table:table-cell>
          <table:table-cell office:value-type="string" table:style-name="ce38">
            <text:p>J. Dobber, Amsterdam</text:p>
          </table:table-cell>
          <table:table-cell office:value-type="currency" office:value="50000" table:style-name="ce39">
            <text:p>€ 50.000,00</text:p>
          </table:table-cell>
          <table:table-cell office:value-type="date" office:date-value="2026-01-21T00:00:00" table:style-name="ce40">
            <text:p>21 januari 2026</text:p>
          </table:table-cell>
          <table:table-cell table:style-name="ce41"/>
          <table:table-cell table:number-columns-repeated="6" table:style-name="ce5"/>
          <table:table-cell table:number-columns-repeated="16369" table:style-name="ce1"/>
        </table:table-row>
        <table:table-row table:style-name="ro1">
          <table:table-cell office:value-type="string" table:style-name="ce32">
            <text:p>GL</text:p>
          </table:table-cell>
          <table:table-cell table:style-name="ce33"/>
          <table:table-cell office:value-type="currency" office:value="10000" table:style-name="ce27">
            <text:p>€ 10.000,00</text:p>
          </table:table-cell>
          <table:table-cell office:value-type="string" table:style-name="ce28">
            <text:p>H.P.G van Alphen</text:p>
          </table:table-cell>
          <table:table-cell office:value-type="string" table:style-name="ce28">
            <text:p>Den Haag</text:p>
          </table:table-cell>
          <table:table-cell table:style-name="ce29"/>
          <table:table-cell table:style-name="ce30"/>
          <table:table-cell table:style-name="ce31"/>
          <table:table-cell table:style-name="ce34"/>
          <table:table-cell table:number-columns-repeated="16375" table:style-name="ce1"/>
        </table:table-row>
        <table:table-row table:style-name="ro1">
          <table:table-cell office:value-type="string" table:style-name="ce32">
            <text:p>PvdD</text:p>
          </table:table-cell>
          <table:table-cell table:style-name="ce33"/>
          <table:table-cell office:value-type="currency" office:value="100000" table:style-name="ce27">
            <text:p>€ 100.000,00</text:p>
          </table:table-cell>
          <table:table-cell office:value-type="string" table:style-name="ce28">
            <text:p>G. Kromhout-van Eck</text:p>
          </table:table-cell>
          <table:table-cell office:value-type="string" table:style-name="ce28">
            <text:p>Lunteren</text:p>
          </table:table-cell>
          <table:table-cell table:style-name="ce29"/>
          <table:table-cell office:value-type="currency" office:value="100000" table:style-name="ce30">
            <text:p>€ 100.000,00</text:p>
          </table:table-cell>
          <table:table-cell office:value-type="date" office:date-value="2026-01-01T00:00:00" table:style-name="ce31">
            <text:p>1 januari 2026</text:p>
          </table:table-cell>
          <table:table-cell table:style-name="ce34"/>
          <table:table-cell table:number-columns-repeated="16375" table:style-name="ce1"/>
        </table:table-row>
        <table:table-row table:number-rows-repeated="136" table:style-name="ro1">
          <table:table-cell table:style-name="ce22"/>
          <table:table-cell table:style-name="ce5"/>
          <table:table-cell table:style-name="ce6"/>
          <table:table-cell table:number-columns-repeated="2" table:style-name="ce5"/>
          <table:table-cell table:style-name="ce6"/>
          <table:table-cell table:style-name="ce5"/>
          <table:table-cell table:number-columns-repeated="16377" table:style-name="ce1"/>
        </table:table-row>
        <table:table-row table:number-rows-repeated="1351" table:style-name="ro1">
          <table:table-cell table:style-name="ce22"/>
          <table:table-cell table:style-name="ce5"/>
          <table:table-cell table:style-name="ce6"/>
          <table:table-cell table:number-columns-repeated="2" table:style-name="ce5"/>
          <table:table-cell table:style-name="ce6"/>
          <table:table-cell table:number-columns-repeated="9" table:style-name="ce5"/>
          <table:table-cell table:number-columns-repeated="16369" table:style-name="ce1"/>
        </table:table-row>
        <table:table-row table:number-rows-repeated="14" table:style-name="ro1">
          <table:table-cell table:style-name="ce22"/>
          <table:table-cell table:style-name="ce5"/>
          <table:table-cell table:style-name="ce6"/>
          <table:table-cell table:number-columns-repeated="2" table:style-name="ce5"/>
          <table:table-cell table:style-name="ce6"/>
          <table:table-cell table:number-columns-repeated="16378" table:style-name="ce5"/>
        </table:table-row>
        <table:table-row table:number-rows-repeated="4193" table:style-name="ro1">
          <table:table-cell table:number-columns-repeated="16384"/>
        </table:table-row>
        <table:table-row table:number-rows-repeated="339" table:style-name="ro2">
          <table:table-cell table:number-columns-repeated="16384"/>
        </table:table-row>
        <table:table-row table:number-rows-repeated="1042508" table:style-name="ro4">
          <table:table-cell table:number-columns-repeated="16384"/>
        </table:table-row>
      </table:table>
      <table:database-ranges>
        <table:database-range table:target-range-address="Overzicht_substantiële_giften.A31:Overzicht_substantiële_giften.I3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  <style:font-face style:name="Arial" svg:font-family="Arial"/>
    <style:font-face style:name="Times New Roman" svg:font-family="&quot;Times New Roman&quot;"/>
    <style:font-face style:name="Calibri Light" svg:font-family="&quot;Calibri Light&quot;"/>
    <style:font-face style:name="Aptos Display" svg:font-family="&quot;Aptos Display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date-style style:name="N37P0" number:language="nl" number:country="NL">
      <number:day/>
      <number:text> </number:text>
      <number:month number:style="long" number:textual="true"/>
      <number:text> </number:text>
      <number:year number:style="long"/>
    </number:date-style>
    <number:text-style style:name="N37">
      <number:text-content/>
      <style:map style:condition="value()&gt;=0" style:apply-style-name="N37P0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nl" number:country="NL">
      <number:text> </number:text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9P1" number:language="nl" number:country="NL">
      <number:text> </number:text>
      <number:currency-symbol number:language="nl" number:country="NL"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39P2" number:language="nl" number:country="NL">
      <number:text> </number:text>
      <number:currency-symbol number:language="nl" number:country="NL">€</number:currency-symbol>
      <number:text> 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nl" number:country="NL">
      <number:text> </number:text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0P1" number:language="nl" number:country="NL">
      <number:text> </number:text>
      <number:currency-symbol number:language="nl" number:country="NL"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40P2" number:language="nl" number:country="NL">
      <number:text> </number:text>
      <number:currency-symbol number:language="nl" number:country="NL">€</number:currency-symbol>
      <number:text> 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1P1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41P2" number:language="nl" number:country="NL">
      <number:text> </number:text>
      <number:currency-symbol number:language="nl" number:country="NL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_50_0_37__32_-_32_Accent1_32_10" style:display-name="20% - Accent1 10" style:family="table-cell" style:data-style-name="N0">
      <style:table-cell-properties fo:background-color="#D9E1F2"/>
    </style:style>
    <style:style style:name="_50_0_37__32_-_32_Accent1_32_11" style:display-name="20% - Accent1 11" style:family="table-cell" style:data-style-name="N0">
      <style:table-cell-properties fo:background-color="#D9E1F2"/>
    </style:style>
    <style:style style:name="_50_0_37__32_-_32_Accent1_32_12" style:display-name="20% - Accent1 12" style:family="table-cell" style:data-style-name="N0">
      <style:table-cell-properties fo:background-color="#C0E6F5"/>
      <style:text-properties style:font-name="Aptos Narrow" style:font-name-asian="Aptos Narrow" style:font-name-complex="Aptos Narrow"/>
    </style:style>
    <style:style style:name="_50_0_37__32_-_32_Accent1_32_2" style:display-name="20% - Accent1 2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D9E1F2"/>
    </style:style>
    <style:style style:name="_50_0_37__32_-_32_Accent1_32_4" style:display-name="20% - Accent1 4" style:family="table-cell" style:data-style-name="N0">
      <style:table-cell-properties fo:background-color="#D9E1F2"/>
    </style:style>
    <style:style style:name="_50_0_37__32_-_32_Accent1_32_5" style:display-name="20% - Accent1 5" style:family="table-cell" style:data-style-name="N0">
      <style:table-cell-properties fo:background-color="#D9E1F2"/>
    </style:style>
    <style:style style:name="_50_0_37__32_-_32_Accent1_32_6" style:display-name="20% - Accent1 6" style:family="table-cell" style:data-style-name="N0">
      <style:table-cell-properties fo:background-color="#D9E1F2"/>
    </style:style>
    <style:style style:name="_50_0_37__32_-_32_Accent1_32_7" style:display-name="20% - Accent1 7" style:family="table-cell" style:data-style-name="N0">
      <style:table-cell-properties fo:background-color="#D9E1F2"/>
    </style:style>
    <style:style style:name="_50_0_37__32_-_32_Accent1_32_8" style:display-name="20% - Accent1 8" style:family="table-cell" style:data-style-name="N0">
      <style:table-cell-properties fo:background-color="#D9E1F2"/>
    </style:style>
    <style:style style:name="_50_0_37__32_-_32_Accent1_32_9" style:display-name="20% - Accent1 9" style:family="table-cell" style:data-style-name="N0">
      <style:table-cell-properties fo:background-color="#D9E1F2"/>
    </style:style>
    <style:style style:name="_50_0_37__32_-_32_Accent2_32_10" style:display-name="20% - Accent2 10" style:family="table-cell" style:data-style-name="N0">
      <style:table-cell-properties fo:background-color="#FCE4D6"/>
    </style:style>
    <style:style style:name="_50_0_37__32_-_32_Accent2_32_11" style:display-name="20% - Accent2 11" style:family="table-cell" style:data-style-name="N0">
      <style:table-cell-properties fo:background-color="#FCE4D6"/>
    </style:style>
    <style:style style:name="_50_0_37__32_-_32_Accent2_32_12" style:display-name="20% - Accent2 12" style:family="table-cell" style:data-style-name="N0">
      <style:table-cell-properties fo:background-color="#FBE2D5"/>
      <style:text-properties style:font-name="Aptos Narrow" style:font-name-asian="Aptos Narrow" style:font-name-complex="Aptos Narrow"/>
    </style:style>
    <style:style style:name="_50_0_37__32_-_32_Accent2_32_2" style:display-name="20% - Accent2 2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FCE4D6"/>
    </style:style>
    <style:style style:name="_50_0_37__32_-_32_Accent2_32_4" style:display-name="20% - Accent2 4" style:family="table-cell" style:data-style-name="N0">
      <style:table-cell-properties fo:background-color="#FCE4D6"/>
    </style:style>
    <style:style style:name="_50_0_37__32_-_32_Accent2_32_5" style:display-name="20% - Accent2 5" style:family="table-cell" style:data-style-name="N0">
      <style:table-cell-properties fo:background-color="#FCE4D6"/>
    </style:style>
    <style:style style:name="_50_0_37__32_-_32_Accent2_32_6" style:display-name="20% - Accent2 6" style:family="table-cell" style:data-style-name="N0">
      <style:table-cell-properties fo:background-color="#FCE4D6"/>
    </style:style>
    <style:style style:name="_50_0_37__32_-_32_Accent2_32_7" style:display-name="20% - Accent2 7" style:family="table-cell" style:data-style-name="N0">
      <style:table-cell-properties fo:background-color="#FCE4D6"/>
    </style:style>
    <style:style style:name="_50_0_37__32_-_32_Accent2_32_8" style:display-name="20% - Accent2 8" style:family="table-cell" style:data-style-name="N0">
      <style:table-cell-properties fo:background-color="#FCE4D6"/>
    </style:style>
    <style:style style:name="_50_0_37__32_-_32_Accent2_32_9" style:display-name="20% - Accent2 9" style:family="table-cell" style:data-style-name="N0">
      <style:table-cell-properties fo:background-color="#FCE4D6"/>
    </style:style>
    <style:style style:name="_50_0_37__32_-_32_Accent3_32_10" style:display-name="20% - Accent3 10" style:family="table-cell" style:data-style-name="N0">
      <style:table-cell-properties fo:background-color="#EDEDED"/>
    </style:style>
    <style:style style:name="_50_0_37__32_-_32_Accent3_32_11" style:display-name="20% - Accent3 11" style:family="table-cell" style:data-style-name="N0">
      <style:table-cell-properties fo:background-color="#EDEDED"/>
    </style:style>
    <style:style style:name="_50_0_37__32_-_32_Accent3_32_12" style:display-name="20% - Accent3 12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3_32_2" style:display-name="20% - Accent3 2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EDEDED"/>
    </style:style>
    <style:style style:name="_50_0_37__32_-_32_Accent3_32_4" style:display-name="20% - Accent3 4" style:family="table-cell" style:data-style-name="N0">
      <style:table-cell-properties fo:background-color="#EDEDED"/>
    </style:style>
    <style:style style:name="_50_0_37__32_-_32_Accent3_32_5" style:display-name="20% - Accent3 5" style:family="table-cell" style:data-style-name="N0">
      <style:table-cell-properties fo:background-color="#EDEDED"/>
    </style:style>
    <style:style style:name="_50_0_37__32_-_32_Accent3_32_6" style:display-name="20% - Accent3 6" style:family="table-cell" style:data-style-name="N0">
      <style:table-cell-properties fo:background-color="#EDEDED"/>
    </style:style>
    <style:style style:name="_50_0_37__32_-_32_Accent3_32_7" style:display-name="20% - Accent3 7" style:family="table-cell" style:data-style-name="N0">
      <style:table-cell-properties fo:background-color="#EDEDED"/>
    </style:style>
    <style:style style:name="_50_0_37__32_-_32_Accent3_32_8" style:display-name="20% - Accent3 8" style:family="table-cell" style:data-style-name="N0">
      <style:table-cell-properties fo:background-color="#EDEDED"/>
    </style:style>
    <style:style style:name="_50_0_37__32_-_32_Accent3_32_9" style:display-name="20% - Accent3 9" style:family="table-cell" style:data-style-name="N0">
      <style:table-cell-properties fo:background-color="#EDEDED"/>
    </style:style>
    <style:style style:name="_50_0_37__32_-_32_Accent4_32_10" style:display-name="20% - Accent4 10" style:family="table-cell" style:data-style-name="N0">
      <style:table-cell-properties fo:background-color="#FFF2CC"/>
    </style:style>
    <style:style style:name="_50_0_37__32_-_32_Accent4_32_11" style:display-name="20% - Accent4 11" style:family="table-cell" style:data-style-name="N0">
      <style:table-cell-properties fo:background-color="#FFF2CC"/>
    </style:style>
    <style:style style:name="_50_0_37__32_-_32_Accent4_32_12" style:display-name="20% - Accent4 12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0_0_37__32_-_32_Accent4_32_2" style:display-name="20% - Accent4 2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FFF2CC"/>
    </style:style>
    <style:style style:name="_50_0_37__32_-_32_Accent4_32_4" style:display-name="20% - Accent4 4" style:family="table-cell" style:data-style-name="N0">
      <style:table-cell-properties fo:background-color="#FFF2CC"/>
    </style:style>
    <style:style style:name="_50_0_37__32_-_32_Accent4_32_5" style:display-name="20% - Accent4 5" style:family="table-cell" style:data-style-name="N0">
      <style:table-cell-properties fo:background-color="#FFF2CC"/>
    </style:style>
    <style:style style:name="_50_0_37__32_-_32_Accent4_32_6" style:display-name="20% - Accent4 6" style:family="table-cell" style:data-style-name="N0">
      <style:table-cell-properties fo:background-color="#FFF2CC"/>
    </style:style>
    <style:style style:name="_50_0_37__32_-_32_Accent4_32_7" style:display-name="20% - Accent4 7" style:family="table-cell" style:data-style-name="N0">
      <style:table-cell-properties fo:background-color="#FFF2CC"/>
    </style:style>
    <style:style style:name="_50_0_37__32_-_32_Accent4_32_8" style:display-name="20% - Accent4 8" style:family="table-cell" style:data-style-name="N0">
      <style:table-cell-properties fo:background-color="#FFF2CC"/>
    </style:style>
    <style:style style:name="_50_0_37__32_-_32_Accent4_32_9" style:display-name="20% - Accent4 9" style:family="table-cell" style:data-style-name="N0">
      <style:table-cell-properties fo:background-color="#FFF2CC"/>
    </style:style>
    <style:style style:name="_50_0_37__32_-_32_Accent5_32_10" style:display-name="20% - Accent5 10" style:family="table-cell" style:data-style-name="N0">
      <style:table-cell-properties fo:background-color="#DDEBF7"/>
    </style:style>
    <style:style style:name="_50_0_37__32_-_32_Accent5_32_11" style:display-name="20% - Accent5 11" style:family="table-cell" style:data-style-name="N0">
      <style:table-cell-properties fo:background-color="#DDEBF7"/>
    </style:style>
    <style:style style:name="_50_0_37__32_-_32_Accent5_32_12" style:display-name="20% - Accent5 12" style:family="table-cell" style:data-style-name="N0">
      <style:table-cell-properties fo:background-color="#F2CEEF"/>
      <style:text-properties style:font-name="Aptos Narrow" style:font-name-asian="Aptos Narrow" style:font-name-complex="Aptos Narrow"/>
    </style:style>
    <style:style style:name="_50_0_37__32_-_32_Accent5_32_2" style:display-name="20% - Accent5 2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DDEBF7"/>
    </style:style>
    <style:style style:name="_50_0_37__32_-_32_Accent5_32_4" style:display-name="20% - Accent5 4" style:family="table-cell" style:data-style-name="N0">
      <style:table-cell-properties fo:background-color="#DDEBF7"/>
    </style:style>
    <style:style style:name="_50_0_37__32_-_32_Accent5_32_5" style:display-name="20% - Accent5 5" style:family="table-cell" style:data-style-name="N0">
      <style:table-cell-properties fo:background-color="#DDEBF7"/>
    </style:style>
    <style:style style:name="_50_0_37__32_-_32_Accent5_32_6" style:display-name="20% - Accent5 6" style:family="table-cell" style:data-style-name="N0">
      <style:table-cell-properties fo:background-color="#DDEBF7"/>
    </style:style>
    <style:style style:name="_50_0_37__32_-_32_Accent5_32_7" style:display-name="20% - Accent5 7" style:family="table-cell" style:data-style-name="N0">
      <style:table-cell-properties fo:background-color="#DDEBF7"/>
    </style:style>
    <style:style style:name="_50_0_37__32_-_32_Accent5_32_8" style:display-name="20% - Accent5 8" style:family="table-cell" style:data-style-name="N0">
      <style:table-cell-properties fo:background-color="#DDEBF7"/>
    </style:style>
    <style:style style:name="_50_0_37__32_-_32_Accent5_32_9" style:display-name="20% - Accent5 9" style:family="table-cell" style:data-style-name="N0">
      <style:table-cell-properties fo:background-color="#DDEBF7"/>
    </style:style>
    <style:style style:name="_50_0_37__32_-_32_Accent6_32_10" style:display-name="20% - Accent6 10" style:family="table-cell" style:data-style-name="N0">
      <style:table-cell-properties fo:background-color="#E2EFDA"/>
    </style:style>
    <style:style style:name="_50_0_37__32_-_32_Accent6_32_11" style:display-name="20% - Accent6 11" style:family="table-cell" style:data-style-name="N0">
      <style:table-cell-properties fo:background-color="#E2EFDA"/>
    </style:style>
    <style:style style:name="_50_0_37__32_-_32_Accent6_32_12" style:display-name="20% - Accent6 12" style:family="table-cell" style:data-style-name="N0">
      <style:table-cell-properties fo:background-color="#DAF2D0"/>
      <style:text-properties style:font-name="Aptos Narrow" style:font-name-asian="Aptos Narrow" style:font-name-complex="Aptos Narrow"/>
    </style:style>
    <style:style style:name="_50_0_37__32_-_32_Accent6_32_2" style:display-name="20% - Accent6 2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E2EFDA"/>
    </style:style>
    <style:style style:name="_50_0_37__32_-_32_Accent6_32_4" style:display-name="20% - Accent6 4" style:family="table-cell" style:data-style-name="N0">
      <style:table-cell-properties fo:background-color="#E2EFDA"/>
    </style:style>
    <style:style style:name="_50_0_37__32_-_32_Accent6_32_5" style:display-name="20% - Accent6 5" style:family="table-cell" style:data-style-name="N0">
      <style:table-cell-properties fo:background-color="#E2EFDA"/>
    </style:style>
    <style:style style:name="_50_0_37__32_-_32_Accent6_32_6" style:display-name="20% - Accent6 6" style:family="table-cell" style:data-style-name="N0">
      <style:table-cell-properties fo:background-color="#E2EFDA"/>
    </style:style>
    <style:style style:name="_50_0_37__32_-_32_Accent6_32_7" style:display-name="20% - Accent6 7" style:family="table-cell" style:data-style-name="N0">
      <style:table-cell-properties fo:background-color="#E2EFDA"/>
    </style:style>
    <style:style style:name="_50_0_37__32_-_32_Accent6_32_8" style:display-name="20% - Accent6 8" style:family="table-cell" style:data-style-name="N0">
      <style:table-cell-properties fo:background-color="#E2EFDA"/>
    </style:style>
    <style:style style:name="_50_0_37__32_-_32_Accent6_32_9" style:display-name="20% - Accent6 9" style:family="table-cell" style:data-style-name="N0">
      <style:table-cell-properties fo:background-color="#E2EFDA"/>
    </style:style>
    <style:style style:name="_52_0_37__32_-_32_Accent1_32_10" style:display-name="40% - Accent1 10" style:family="table-cell" style:data-style-name="N0">
      <style:table-cell-properties fo:background-color="#B4C6E7"/>
    </style:style>
    <style:style style:name="_52_0_37__32_-_32_Accent1_32_11" style:display-name="40% - Accent1 11" style:family="table-cell" style:data-style-name="N0">
      <style:table-cell-properties fo:background-color="#B4C6E7"/>
    </style:style>
    <style:style style:name="_52_0_37__32_-_32_Accent1_32_12" style:display-name="40% - Accent1 12" style:family="table-cell" style:data-style-name="N0">
      <style:table-cell-properties fo:background-color="#83CCEB"/>
      <style:text-properties style:font-name="Aptos Narrow" style:font-name-asian="Aptos Narrow" style:font-name-complex="Aptos Narrow"/>
    </style:style>
    <style:style style:name="_52_0_37__32_-_32_Accent1_32_2" style:display-name="40% - Accent1 2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B4C6E7"/>
    </style:style>
    <style:style style:name="_52_0_37__32_-_32_Accent1_32_4" style:display-name="40% - Accent1 4" style:family="table-cell" style:data-style-name="N0">
      <style:table-cell-properties fo:background-color="#B4C6E7"/>
    </style:style>
    <style:style style:name="_52_0_37__32_-_32_Accent1_32_5" style:display-name="40% - Accent1 5" style:family="table-cell" style:data-style-name="N0">
      <style:table-cell-properties fo:background-color="#B4C6E7"/>
    </style:style>
    <style:style style:name="_52_0_37__32_-_32_Accent1_32_6" style:display-name="40% - Accent1 6" style:family="table-cell" style:data-style-name="N0">
      <style:table-cell-properties fo:background-color="#B4C6E7"/>
    </style:style>
    <style:style style:name="_52_0_37__32_-_32_Accent1_32_7" style:display-name="40% - Accent1 7" style:family="table-cell" style:data-style-name="N0">
      <style:table-cell-properties fo:background-color="#B4C6E7"/>
    </style:style>
    <style:style style:name="_52_0_37__32_-_32_Accent1_32_8" style:display-name="40% - Accent1 8" style:family="table-cell" style:data-style-name="N0">
      <style:table-cell-properties fo:background-color="#B4C6E7"/>
    </style:style>
    <style:style style:name="_52_0_37__32_-_32_Accent1_32_9" style:display-name="40% - Accent1 9" style:family="table-cell" style:data-style-name="N0">
      <style:table-cell-properties fo:background-color="#B4C6E7"/>
    </style:style>
    <style:style style:name="_52_0_37__32_-_32_Accent2_32_10" style:display-name="40% - Accent2 10" style:family="table-cell" style:data-style-name="N0">
      <style:table-cell-properties fo:background-color="#F8CBAD"/>
    </style:style>
    <style:style style:name="_52_0_37__32_-_32_Accent2_32_11" style:display-name="40% - Accent2 11" style:family="table-cell" style:data-style-name="N0">
      <style:table-cell-properties fo:background-color="#F8CBAD"/>
    </style:style>
    <style:style style:name="_52_0_37__32_-_32_Accent2_32_12" style:display-name="40% - Accent2 12" style:family="table-cell" style:data-style-name="N0">
      <style:table-cell-properties fo:background-color="#F7C7AC"/>
      <style:text-properties style:font-name="Aptos Narrow" style:font-name-asian="Aptos Narrow" style:font-name-complex="Aptos Narrow"/>
    </style:style>
    <style:style style:name="_52_0_37__32_-_32_Accent2_32_2" style:display-name="40% - Accent2 2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F8CBAD"/>
    </style:style>
    <style:style style:name="_52_0_37__32_-_32_Accent2_32_4" style:display-name="40% - Accent2 4" style:family="table-cell" style:data-style-name="N0">
      <style:table-cell-properties fo:background-color="#F8CBAD"/>
    </style:style>
    <style:style style:name="_52_0_37__32_-_32_Accent2_32_5" style:display-name="40% - Accent2 5" style:family="table-cell" style:data-style-name="N0">
      <style:table-cell-properties fo:background-color="#F8CBAD"/>
    </style:style>
    <style:style style:name="_52_0_37__32_-_32_Accent2_32_6" style:display-name="40% - Accent2 6" style:family="table-cell" style:data-style-name="N0">
      <style:table-cell-properties fo:background-color="#F8CBAD"/>
    </style:style>
    <style:style style:name="_52_0_37__32_-_32_Accent2_32_7" style:display-name="40% - Accent2 7" style:family="table-cell" style:data-style-name="N0">
      <style:table-cell-properties fo:background-color="#F8CBAD"/>
    </style:style>
    <style:style style:name="_52_0_37__32_-_32_Accent2_32_8" style:display-name="40% - Accent2 8" style:family="table-cell" style:data-style-name="N0">
      <style:table-cell-properties fo:background-color="#F8CBAD"/>
    </style:style>
    <style:style style:name="_52_0_37__32_-_32_Accent2_32_9" style:display-name="40% - Accent2 9" style:family="table-cell" style:data-style-name="N0">
      <style:table-cell-properties fo:background-color="#F8CBAD"/>
    </style:style>
    <style:style style:name="_52_0_37__32_-_32_Accent3_32_10" style:display-name="40% - Accent3 10" style:family="table-cell" style:data-style-name="N0">
      <style:table-cell-properties fo:background-color="#DBDBDB"/>
    </style:style>
    <style:style style:name="_52_0_37__32_-_32_Accent3_32_11" style:display-name="40% - Accent3 11" style:family="table-cell" style:data-style-name="N0">
      <style:table-cell-properties fo:background-color="#DBDBDB"/>
    </style:style>
    <style:style style:name="_52_0_37__32_-_32_Accent3_32_12" style:display-name="40% - Accent3 12" style:family="table-cell" style:data-style-name="N0">
      <style:table-cell-properties fo:background-color="#83E28E"/>
      <style:text-properties style:font-name="Aptos Narrow" style:font-name-asian="Aptos Narrow" style:font-name-complex="Aptos Narrow"/>
    </style:style>
    <style:style style:name="_52_0_37__32_-_32_Accent3_32_2" style:display-name="40% - Accent3 2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DBDBDB"/>
    </style:style>
    <style:style style:name="_52_0_37__32_-_32_Accent3_32_4" style:display-name="40% - Accent3 4" style:family="table-cell" style:data-style-name="N0">
      <style:table-cell-properties fo:background-color="#DBDBDB"/>
    </style:style>
    <style:style style:name="_52_0_37__32_-_32_Accent3_32_5" style:display-name="40% - Accent3 5" style:family="table-cell" style:data-style-name="N0">
      <style:table-cell-properties fo:background-color="#DBDBDB"/>
    </style:style>
    <style:style style:name="_52_0_37__32_-_32_Accent3_32_6" style:display-name="40% - Accent3 6" style:family="table-cell" style:data-style-name="N0">
      <style:table-cell-properties fo:background-color="#DBDBDB"/>
    </style:style>
    <style:style style:name="_52_0_37__32_-_32_Accent3_32_7" style:display-name="40% - Accent3 7" style:family="table-cell" style:data-style-name="N0">
      <style:table-cell-properties fo:background-color="#DBDBDB"/>
    </style:style>
    <style:style style:name="_52_0_37__32_-_32_Accent3_32_8" style:display-name="40% - Accent3 8" style:family="table-cell" style:data-style-name="N0">
      <style:table-cell-properties fo:background-color="#DBDBDB"/>
    </style:style>
    <style:style style:name="_52_0_37__32_-_32_Accent3_32_9" style:display-name="40% - Accent3 9" style:family="table-cell" style:data-style-name="N0">
      <style:table-cell-properties fo:background-color="#DBDBDB"/>
    </style:style>
    <style:style style:name="_52_0_37__32_-_32_Accent4_32_10" style:display-name="40% - Accent4 10" style:family="table-cell" style:data-style-name="N0">
      <style:table-cell-properties fo:background-color="#FFE699"/>
    </style:style>
    <style:style style:name="_52_0_37__32_-_32_Accent4_32_11" style:display-name="40% - Accent4 11" style:family="table-cell" style:data-style-name="N0">
      <style:table-cell-properties fo:background-color="#FFE699"/>
    </style:style>
    <style:style style:name="_52_0_37__32_-_32_Accent4_32_12" style:display-name="40% - Accent4 12" style:family="table-cell" style:data-style-name="N0">
      <style:table-cell-properties fo:background-color="#94DCF8"/>
      <style:text-properties style:font-name="Aptos Narrow" style:font-name-asian="Aptos Narrow" style:font-name-complex="Aptos Narrow"/>
    </style:style>
    <style:style style:name="_52_0_37__32_-_32_Accent4_32_2" style:display-name="40% - Accent4 2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FFE699"/>
    </style:style>
    <style:style style:name="_52_0_37__32_-_32_Accent4_32_4" style:display-name="40% - Accent4 4" style:family="table-cell" style:data-style-name="N0">
      <style:table-cell-properties fo:background-color="#FFE699"/>
    </style:style>
    <style:style style:name="_52_0_37__32_-_32_Accent4_32_5" style:display-name="40% - Accent4 5" style:family="table-cell" style:data-style-name="N0">
      <style:table-cell-properties fo:background-color="#FFE699"/>
    </style:style>
    <style:style style:name="_52_0_37__32_-_32_Accent4_32_6" style:display-name="40% - Accent4 6" style:family="table-cell" style:data-style-name="N0">
      <style:table-cell-properties fo:background-color="#FFE699"/>
    </style:style>
    <style:style style:name="_52_0_37__32_-_32_Accent4_32_7" style:display-name="40% - Accent4 7" style:family="table-cell" style:data-style-name="N0">
      <style:table-cell-properties fo:background-color="#FFE699"/>
    </style:style>
    <style:style style:name="_52_0_37__32_-_32_Accent4_32_8" style:display-name="40% - Accent4 8" style:family="table-cell" style:data-style-name="N0">
      <style:table-cell-properties fo:background-color="#FFE699"/>
    </style:style>
    <style:style style:name="_52_0_37__32_-_32_Accent4_32_9" style:display-name="40% - Accent4 9" style:family="table-cell" style:data-style-name="N0">
      <style:table-cell-properties fo:background-color="#FFE699"/>
    </style:style>
    <style:style style:name="_52_0_37__32_-_32_Accent5_32_10" style:display-name="40% - Accent5 10" style:family="table-cell" style:data-style-name="N0">
      <style:table-cell-properties fo:background-color="#BDD7EE"/>
    </style:style>
    <style:style style:name="_52_0_37__32_-_32_Accent5_32_11" style:display-name="40% - Accent5 11" style:family="table-cell" style:data-style-name="N0">
      <style:table-cell-properties fo:background-color="#BDD7EE"/>
    </style:style>
    <style:style style:name="_52_0_37__32_-_32_Accent5_32_12" style:display-name="40% - Accent5 12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_52_0_37__32_-_32_Accent5_32_2" style:display-name="40% - Accent5 2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BDD7EE"/>
    </style:style>
    <style:style style:name="_52_0_37__32_-_32_Accent5_32_4" style:display-name="40% - Accent5 4" style:family="table-cell" style:data-style-name="N0">
      <style:table-cell-properties fo:background-color="#BDD7EE"/>
    </style:style>
    <style:style style:name="_52_0_37__32_-_32_Accent5_32_5" style:display-name="40% - Accent5 5" style:family="table-cell" style:data-style-name="N0">
      <style:table-cell-properties fo:background-color="#BDD7EE"/>
    </style:style>
    <style:style style:name="_52_0_37__32_-_32_Accent5_32_6" style:display-name="40% - Accent5 6" style:family="table-cell" style:data-style-name="N0">
      <style:table-cell-properties fo:background-color="#BDD7EE"/>
    </style:style>
    <style:style style:name="_52_0_37__32_-_32_Accent5_32_7" style:display-name="40% - Accent5 7" style:family="table-cell" style:data-style-name="N0">
      <style:table-cell-properties fo:background-color="#BDD7EE"/>
    </style:style>
    <style:style style:name="_52_0_37__32_-_32_Accent5_32_8" style:display-name="40% - Accent5 8" style:family="table-cell" style:data-style-name="N0">
      <style:table-cell-properties fo:background-color="#BDD7EE"/>
    </style:style>
    <style:style style:name="_52_0_37__32_-_32_Accent5_32_9" style:display-name="40% - Accent5 9" style:family="table-cell" style:data-style-name="N0">
      <style:table-cell-properties fo:background-color="#BDD7EE"/>
    </style:style>
    <style:style style:name="_52_0_37__32_-_32_Accent6_32_10" style:display-name="40% - Accent6 10" style:family="table-cell" style:data-style-name="N0">
      <style:table-cell-properties fo:background-color="#C6E0B4"/>
    </style:style>
    <style:style style:name="_52_0_37__32_-_32_Accent6_32_11" style:display-name="40% - Accent6 11" style:family="table-cell" style:data-style-name="N0">
      <style:table-cell-properties fo:background-color="#C6E0B4"/>
    </style:style>
    <style:style style:name="_52_0_37__32_-_32_Accent6_32_12" style:display-name="40% - Accent6 12" style:family="table-cell" style:data-style-name="N0">
      <style:table-cell-properties fo:background-color="#B5E6A2"/>
      <style:text-properties style:font-name="Aptos Narrow" style:font-name-asian="Aptos Narrow" style:font-name-complex="Aptos Narrow"/>
    </style:style>
    <style:style style:name="_52_0_37__32_-_32_Accent6_32_2" style:display-name="40% - Accent6 2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C6E0B4"/>
    </style:style>
    <style:style style:name="_52_0_37__32_-_32_Accent6_32_4" style:display-name="40% - Accent6 4" style:family="table-cell" style:data-style-name="N0">
      <style:table-cell-properties fo:background-color="#C6E0B4"/>
    </style:style>
    <style:style style:name="_52_0_37__32_-_32_Accent6_32_5" style:display-name="40% - Accent6 5" style:family="table-cell" style:data-style-name="N0">
      <style:table-cell-properties fo:background-color="#C6E0B4"/>
    </style:style>
    <style:style style:name="_52_0_37__32_-_32_Accent6_32_6" style:display-name="40% - Accent6 6" style:family="table-cell" style:data-style-name="N0">
      <style:table-cell-properties fo:background-color="#C6E0B4"/>
    </style:style>
    <style:style style:name="_52_0_37__32_-_32_Accent6_32_7" style:display-name="40% - Accent6 7" style:family="table-cell" style:data-style-name="N0">
      <style:table-cell-properties fo:background-color="#C6E0B4"/>
    </style:style>
    <style:style style:name="_52_0_37__32_-_32_Accent6_32_8" style:display-name="40% - Accent6 8" style:family="table-cell" style:data-style-name="N0">
      <style:table-cell-properties fo:background-color="#C6E0B4"/>
    </style:style>
    <style:style style:name="_52_0_37__32_-_32_Accent6_32_9" style:display-name="40% - Accent6 9" style:family="table-cell" style:data-style-name="N0">
      <style:table-cell-properties fo:background-color="#C6E0B4"/>
    </style:style>
    <style:style style:name="_54_0_37__32_-_32_Accent1_32_10" style:display-name="60% - Accent1 10" style:family="table-cell" style:data-style-name="N0">
      <style:table-cell-properties fo:background-color="#8EA9DB"/>
    </style:style>
    <style:style style:name="_54_0_37__32_-_32_Accent1_32_11" style:display-name="60% - Accent1 11" style:family="table-cell" style:data-style-name="N0">
      <style:table-cell-properties fo:background-color="#8EA9DB"/>
    </style:style>
    <style:style style:name="_54_0_37__32_-_32_Accent1_32_12" style:display-name="60% - Accent1 12" style:family="table-cell" style:data-style-name="N0">
      <style:table-cell-properties fo:background-color="#44B3E1"/>
      <style:text-properties style:font-name="Aptos Narrow" style:font-name-asian="Aptos Narrow" style:font-name-complex="Aptos Narrow"/>
    </style:style>
    <style:style style:name="_54_0_37__32_-_32_Accent1_32_2" style:display-name="60% - Accent1 2" style:family="table-cell" style:data-style-name="N0">
      <style:table-cell-properties fo:background-color="#8EA9DB"/>
    </style:style>
    <style:style style:name="_54_0_37__32_-_32_Accent1_32_3" style:display-name="60% - Accent1 3" style:family="table-cell" style:data-style-name="N0">
      <style:table-cell-properties fo:background-color="#8EA9DB"/>
    </style:style>
    <style:style style:name="_54_0_37__32_-_32_Accent1_32_4" style:display-name="60% - Accent1 4" style:family="table-cell" style:data-style-name="N0">
      <style:table-cell-properties fo:background-color="#8EA9DB"/>
    </style:style>
    <style:style style:name="_54_0_37__32_-_32_Accent1_32_5" style:display-name="60% - Accent1 5" style:family="table-cell" style:data-style-name="N0">
      <style:table-cell-properties fo:background-color="#8EA9DB"/>
    </style:style>
    <style:style style:name="_54_0_37__32_-_32_Accent1_32_6" style:display-name="60% - Accent1 6" style:family="table-cell" style:data-style-name="N0">
      <style:table-cell-properties fo:background-color="#8EA9DB"/>
    </style:style>
    <style:style style:name="_54_0_37__32_-_32_Accent1_32_7" style:display-name="60% - Accent1 7" style:family="table-cell" style:data-style-name="N0">
      <style:table-cell-properties fo:background-color="#8EA9DB"/>
    </style:style>
    <style:style style:name="_54_0_37__32_-_32_Accent1_32_8" style:display-name="60% - Accent1 8" style:family="table-cell" style:data-style-name="N0">
      <style:table-cell-properties fo:background-color="#8EA9DB"/>
    </style:style>
    <style:style style:name="_54_0_37__32_-_32_Accent1_32_9" style:display-name="60% - Accent1 9" style:family="table-cell" style:data-style-name="N0">
      <style:table-cell-properties fo:background-color="#8EA9DB"/>
    </style:style>
    <style:style style:name="_54_0_37__32_-_32_Accent2_32_10" style:display-name="60% - Accent2 10" style:family="table-cell" style:data-style-name="N0">
      <style:table-cell-properties fo:background-color="#F4B084"/>
    </style:style>
    <style:style style:name="_54_0_37__32_-_32_Accent2_32_11" style:display-name="60% - Accent2 11" style:family="table-cell" style:data-style-name="N0">
      <style:table-cell-properties fo:background-color="#F4B084"/>
    </style:style>
    <style:style style:name="_54_0_37__32_-_32_Accent2_32_12" style:display-name="60% - Accent2 12" style:family="table-cell" style:data-style-name="N0">
      <style:table-cell-properties fo:background-color="#F1A983"/>
      <style:text-properties style:font-name="Aptos Narrow" style:font-name-asian="Aptos Narrow" style:font-name-complex="Aptos Narrow"/>
    </style:style>
    <style:style style:name="_54_0_37__32_-_32_Accent2_32_2" style:display-name="60% - Accent2 2" style:family="table-cell" style:data-style-name="N0">
      <style:table-cell-properties fo:background-color="#F4B084"/>
    </style:style>
    <style:style style:name="_54_0_37__32_-_32_Accent2_32_3" style:display-name="60% - Accent2 3" style:family="table-cell" style:data-style-name="N0">
      <style:table-cell-properties fo:background-color="#F4B084"/>
    </style:style>
    <style:style style:name="_54_0_37__32_-_32_Accent2_32_4" style:display-name="60% - Accent2 4" style:family="table-cell" style:data-style-name="N0">
      <style:table-cell-properties fo:background-color="#F4B084"/>
    </style:style>
    <style:style style:name="_54_0_37__32_-_32_Accent2_32_5" style:display-name="60% - Accent2 5" style:family="table-cell" style:data-style-name="N0">
      <style:table-cell-properties fo:background-color="#F4B084"/>
    </style:style>
    <style:style style:name="_54_0_37__32_-_32_Accent2_32_6" style:display-name="60% - Accent2 6" style:family="table-cell" style:data-style-name="N0">
      <style:table-cell-properties fo:background-color="#F4B084"/>
    </style:style>
    <style:style style:name="_54_0_37__32_-_32_Accent2_32_7" style:display-name="60% - Accent2 7" style:family="table-cell" style:data-style-name="N0">
      <style:table-cell-properties fo:background-color="#F4B084"/>
    </style:style>
    <style:style style:name="_54_0_37__32_-_32_Accent2_32_8" style:display-name="60% - Accent2 8" style:family="table-cell" style:data-style-name="N0">
      <style:table-cell-properties fo:background-color="#F4B084"/>
    </style:style>
    <style:style style:name="_54_0_37__32_-_32_Accent2_32_9" style:display-name="60% - Accent2 9" style:family="table-cell" style:data-style-name="N0">
      <style:table-cell-properties fo:background-color="#F4B084"/>
    </style:style>
    <style:style style:name="_54_0_37__32_-_32_Accent3_32_10" style:display-name="60% - Accent3 10" style:family="table-cell" style:data-style-name="N0">
      <style:table-cell-properties fo:background-color="#C9C9C9"/>
    </style:style>
    <style:style style:name="_54_0_37__32_-_32_Accent3_32_11" style:display-name="60% - Accent3 11" style:family="table-cell" style:data-style-name="N0">
      <style:table-cell-properties fo:background-color="#C9C9C9"/>
    </style:style>
    <style:style style:name="_54_0_37__32_-_32_Accent3_32_12" style:display-name="60% - Accent3 12" style:family="table-cell" style:data-style-name="N0">
      <style:table-cell-properties fo:background-color="#47D359"/>
      <style:text-properties style:font-name="Aptos Narrow" style:font-name-asian="Aptos Narrow" style:font-name-complex="Aptos Narrow"/>
    </style:style>
    <style:style style:name="_54_0_37__32_-_32_Accent3_32_2" style:display-name="60% - Accent3 2" style:family="table-cell" style:data-style-name="N0">
      <style:table-cell-properties fo:background-color="#C9C9C9"/>
    </style:style>
    <style:style style:name="_54_0_37__32_-_32_Accent3_32_3" style:display-name="60% - Accent3 3" style:family="table-cell" style:data-style-name="N0">
      <style:table-cell-properties fo:background-color="#C9C9C9"/>
    </style:style>
    <style:style style:name="_54_0_37__32_-_32_Accent3_32_4" style:display-name="60% - Accent3 4" style:family="table-cell" style:data-style-name="N0">
      <style:table-cell-properties fo:background-color="#C9C9C9"/>
    </style:style>
    <style:style style:name="_54_0_37__32_-_32_Accent3_32_5" style:display-name="60% - Accent3 5" style:family="table-cell" style:data-style-name="N0">
      <style:table-cell-properties fo:background-color="#C9C9C9"/>
    </style:style>
    <style:style style:name="_54_0_37__32_-_32_Accent3_32_6" style:display-name="60% - Accent3 6" style:family="table-cell" style:data-style-name="N0">
      <style:table-cell-properties fo:background-color="#C9C9C9"/>
    </style:style>
    <style:style style:name="_54_0_37__32_-_32_Accent3_32_7" style:display-name="60% - Accent3 7" style:family="table-cell" style:data-style-name="N0">
      <style:table-cell-properties fo:background-color="#C9C9C9"/>
    </style:style>
    <style:style style:name="_54_0_37__32_-_32_Accent3_32_8" style:display-name="60% - Accent3 8" style:family="table-cell" style:data-style-name="N0">
      <style:table-cell-properties fo:background-color="#C9C9C9"/>
    </style:style>
    <style:style style:name="_54_0_37__32_-_32_Accent3_32_9" style:display-name="60% - Accent3 9" style:family="table-cell" style:data-style-name="N0">
      <style:table-cell-properties fo:background-color="#C9C9C9"/>
    </style:style>
    <style:style style:name="_54_0_37__32_-_32_Accent4_32_10" style:display-name="60% - Accent4 10" style:family="table-cell" style:data-style-name="N0">
      <style:table-cell-properties fo:background-color="#FFD966"/>
    </style:style>
    <style:style style:name="_54_0_37__32_-_32_Accent4_32_11" style:display-name="60% - Accent4 11" style:family="table-cell" style:data-style-name="N0">
      <style:table-cell-properties fo:background-color="#FFD966"/>
    </style:style>
    <style:style style:name="_54_0_37__32_-_32_Accent4_32_12" style:display-name="60% - Accent4 12" style:family="table-cell" style:data-style-name="N0">
      <style:table-cell-properties fo:background-color="#61CBF3"/>
      <style:text-properties style:font-name="Aptos Narrow" style:font-name-asian="Aptos Narrow" style:font-name-complex="Aptos Narrow"/>
    </style:style>
    <style:style style:name="_54_0_37__32_-_32_Accent4_32_2" style:display-name="60% - Accent4 2" style:family="table-cell" style:data-style-name="N0">
      <style:table-cell-properties fo:background-color="#FFD966"/>
    </style:style>
    <style:style style:name="_54_0_37__32_-_32_Accent4_32_3" style:display-name="60% - Accent4 3" style:family="table-cell" style:data-style-name="N0">
      <style:table-cell-properties fo:background-color="#FFD966"/>
    </style:style>
    <style:style style:name="_54_0_37__32_-_32_Accent4_32_4" style:display-name="60% - Accent4 4" style:family="table-cell" style:data-style-name="N0">
      <style:table-cell-properties fo:background-color="#FFD966"/>
    </style:style>
    <style:style style:name="_54_0_37__32_-_32_Accent4_32_5" style:display-name="60% - Accent4 5" style:family="table-cell" style:data-style-name="N0">
      <style:table-cell-properties fo:background-color="#FFD966"/>
    </style:style>
    <style:style style:name="_54_0_37__32_-_32_Accent4_32_6" style:display-name="60% - Accent4 6" style:family="table-cell" style:data-style-name="N0">
      <style:table-cell-properties fo:background-color="#FFD966"/>
    </style:style>
    <style:style style:name="_54_0_37__32_-_32_Accent4_32_7" style:display-name="60% - Accent4 7" style:family="table-cell" style:data-style-name="N0">
      <style:table-cell-properties fo:background-color="#FFD966"/>
    </style:style>
    <style:style style:name="_54_0_37__32_-_32_Accent4_32_8" style:display-name="60% - Accent4 8" style:family="table-cell" style:data-style-name="N0">
      <style:table-cell-properties fo:background-color="#FFD966"/>
    </style:style>
    <style:style style:name="_54_0_37__32_-_32_Accent4_32_9" style:display-name="60% - Accent4 9" style:family="table-cell" style:data-style-name="N0">
      <style:table-cell-properties fo:background-color="#FFD966"/>
    </style:style>
    <style:style style:name="_54_0_37__32_-_32_Accent5_32_10" style:display-name="60% - Accent5 10" style:family="table-cell" style:data-style-name="N0">
      <style:table-cell-properties fo:background-color="#9BC2E6"/>
    </style:style>
    <style:style style:name="_54_0_37__32_-_32_Accent5_32_11" style:display-name="60% - Accent5 11" style:family="table-cell" style:data-style-name="N0">
      <style:table-cell-properties fo:background-color="#9BC2E6"/>
    </style:style>
    <style:style style:name="_54_0_37__32_-_32_Accent5_32_12" style:display-name="60% - Accent5 12" style:family="table-cell" style:data-style-name="N0">
      <style:table-cell-properties fo:background-color="#D86DCD"/>
      <style:text-properties style:font-name="Aptos Narrow" style:font-name-asian="Aptos Narrow" style:font-name-complex="Aptos Narrow"/>
    </style:style>
    <style:style style:name="_54_0_37__32_-_32_Accent5_32_2" style:display-name="60% - Accent5 2" style:family="table-cell" style:data-style-name="N0">
      <style:table-cell-properties fo:background-color="#9BC2E6"/>
    </style:style>
    <style:style style:name="_54_0_37__32_-_32_Accent5_32_3" style:display-name="60% - Accent5 3" style:family="table-cell" style:data-style-name="N0">
      <style:table-cell-properties fo:background-color="#9BC2E6"/>
    </style:style>
    <style:style style:name="_54_0_37__32_-_32_Accent5_32_4" style:display-name="60% - Accent5 4" style:family="table-cell" style:data-style-name="N0">
      <style:table-cell-properties fo:background-color="#9BC2E6"/>
    </style:style>
    <style:style style:name="_54_0_37__32_-_32_Accent5_32_5" style:display-name="60% - Accent5 5" style:family="table-cell" style:data-style-name="N0">
      <style:table-cell-properties fo:background-color="#9BC2E6"/>
    </style:style>
    <style:style style:name="_54_0_37__32_-_32_Accent5_32_6" style:display-name="60% - Accent5 6" style:family="table-cell" style:data-style-name="N0">
      <style:table-cell-properties fo:background-color="#9BC2E6"/>
    </style:style>
    <style:style style:name="_54_0_37__32_-_32_Accent5_32_7" style:display-name="60% - Accent5 7" style:family="table-cell" style:data-style-name="N0">
      <style:table-cell-properties fo:background-color="#9BC2E6"/>
    </style:style>
    <style:style style:name="_54_0_37__32_-_32_Accent5_32_8" style:display-name="60% - Accent5 8" style:family="table-cell" style:data-style-name="N0">
      <style:table-cell-properties fo:background-color="#9BC2E6"/>
    </style:style>
    <style:style style:name="_54_0_37__32_-_32_Accent5_32_9" style:display-name="60% - Accent5 9" style:family="table-cell" style:data-style-name="N0">
      <style:table-cell-properties fo:background-color="#9BC2E6"/>
    </style:style>
    <style:style style:name="_54_0_37__32_-_32_Accent6_32_10" style:display-name="60% - Accent6 10" style:family="table-cell" style:data-style-name="N0">
      <style:table-cell-properties fo:background-color="#A9D08E"/>
    </style:style>
    <style:style style:name="_54_0_37__32_-_32_Accent6_32_11" style:display-name="60% - Accent6 11" style:family="table-cell" style:data-style-name="N0">
      <style:table-cell-properties fo:background-color="#A9D08E"/>
    </style:style>
    <style:style style:name="_54_0_37__32_-_32_Accent6_32_12" style:display-name="60% - Accent6 12" style:family="table-cell" style:data-style-name="N0">
      <style:table-cell-properties fo:background-color="#8ED973"/>
      <style:text-properties style:font-name="Aptos Narrow" style:font-name-asian="Aptos Narrow" style:font-name-complex="Aptos Narrow"/>
    </style:style>
    <style:style style:name="_54_0_37__32_-_32_Accent6_32_2" style:display-name="60% - Accent6 2" style:family="table-cell" style:data-style-name="N0">
      <style:table-cell-properties fo:background-color="#A9D08E"/>
    </style:style>
    <style:style style:name="_54_0_37__32_-_32_Accent6_32_3" style:display-name="60% - Accent6 3" style:family="table-cell" style:data-style-name="N0">
      <style:table-cell-properties fo:background-color="#A9D08E"/>
    </style:style>
    <style:style style:name="_54_0_37__32_-_32_Accent6_32_4" style:display-name="60% - Accent6 4" style:family="table-cell" style:data-style-name="N0">
      <style:table-cell-properties fo:background-color="#A9D08E"/>
    </style:style>
    <style:style style:name="_54_0_37__32_-_32_Accent6_32_5" style:display-name="60% - Accent6 5" style:family="table-cell" style:data-style-name="N0">
      <style:table-cell-properties fo:background-color="#A9D08E"/>
    </style:style>
    <style:style style:name="_54_0_37__32_-_32_Accent6_32_6" style:display-name="60% - Accent6 6" style:family="table-cell" style:data-style-name="N0">
      <style:table-cell-properties fo:background-color="#A9D08E"/>
    </style:style>
    <style:style style:name="_54_0_37__32_-_32_Accent6_32_7" style:display-name="60% - Accent6 7" style:family="table-cell" style:data-style-name="N0">
      <style:table-cell-properties fo:background-color="#A9D08E"/>
    </style:style>
    <style:style style:name="_54_0_37__32_-_32_Accent6_32_8" style:display-name="60% - Accent6 8" style:family="table-cell" style:data-style-name="N0">
      <style:table-cell-properties fo:background-color="#A9D08E"/>
    </style:style>
    <style:style style:name="_54_0_37__32_-_32_Accent6_32_9" style:display-name="60% - Accent6 9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1_32_10" style:display-name="Accent1 10" style:family="table-cell" style:data-style-name="N0">
      <style:table-cell-properties fo:background-color="#4472C4"/>
      <style:text-properties fo:color="#FFFFFF"/>
    </style:style>
    <style:style style:name="Accent1_32_11" style:display-name="Accent1 11" style:family="table-cell" style:data-style-name="N0">
      <style:table-cell-properties fo:background-color="#156082"/>
      <style:text-properties fo:color="#FFFFFF" style:font-name="Aptos Narrow" style:font-name-asian="Aptos Narrow" style:font-name-complex="Aptos Narrow"/>
    </style:style>
    <style:style style:name="Accent1_32_2" style:display-name="Accent1 2" style:family="table-cell" style:data-style-name="N0">
      <style:table-cell-properties fo:background-color="#4472C4"/>
      <style:text-properties fo:color="#FFFFFF"/>
    </style:style>
    <style:style style:name="Accent1_32_3" style:display-name="Accent1 3" style:family="table-cell" style:data-style-name="N0">
      <style:table-cell-properties fo:background-color="#4472C4"/>
      <style:text-properties fo:color="#FFFFFF"/>
    </style:style>
    <style:style style:name="Accent1_32_4" style:display-name="Accent1 4" style:family="table-cell" style:data-style-name="N0">
      <style:table-cell-properties fo:background-color="#4472C4"/>
      <style:text-properties fo:color="#FFFFFF"/>
    </style:style>
    <style:style style:name="Accent1_32_5" style:display-name="Accent1 5" style:family="table-cell" style:data-style-name="N0">
      <style:table-cell-properties fo:background-color="#4472C4"/>
      <style:text-properties fo:color="#FFFFFF"/>
    </style:style>
    <style:style style:name="Accent1_32_6" style:display-name="Accent1 6" style:family="table-cell" style:data-style-name="N0">
      <style:table-cell-properties fo:background-color="#4472C4"/>
      <style:text-properties fo:color="#FFFFFF"/>
    </style:style>
    <style:style style:name="Accent1_32_7" style:display-name="Accent1 7" style:family="table-cell" style:data-style-name="N0">
      <style:table-cell-properties fo:background-color="#4472C4"/>
      <style:text-properties fo:color="#FFFFFF"/>
    </style:style>
    <style:style style:name="Accent1_32_8" style:display-name="Accent1 8" style:family="table-cell" style:data-style-name="N0">
      <style:table-cell-properties fo:background-color="#4472C4"/>
      <style:text-properties fo:color="#FFFFFF"/>
    </style:style>
    <style:style style:name="Accent1_32_9" style:display-name="Accent1 9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2_32_10" style:display-name="Accent2 10" style:family="table-cell" style:data-style-name="N0">
      <style:table-cell-properties fo:background-color="#ED7D31"/>
      <style:text-properties fo:color="#FFFFFF"/>
    </style:style>
    <style:style style:name="Accent2_32_11" style:display-name="Accent2 11" style:family="table-cell" style:data-style-name="N0">
      <style:table-cell-properties fo:background-color="#E97132"/>
      <style:text-properties fo:color="#FFFFFF" style:font-name="Aptos Narrow" style:font-name-asian="Aptos Narrow" style:font-name-complex="Aptos Narrow"/>
    </style:style>
    <style:style style:name="Accent2_32_2" style:display-name="Accent2 2" style:family="table-cell" style:data-style-name="N0">
      <style:table-cell-properties fo:background-color="#ED7D31"/>
      <style:text-properties fo:color="#FFFFFF"/>
    </style:style>
    <style:style style:name="Accent2_32_3" style:display-name="Accent2 3" style:family="table-cell" style:data-style-name="N0">
      <style:table-cell-properties fo:background-color="#ED7D31"/>
      <style:text-properties fo:color="#FFFFFF"/>
    </style:style>
    <style:style style:name="Accent2_32_4" style:display-name="Accent2 4" style:family="table-cell" style:data-style-name="N0">
      <style:table-cell-properties fo:background-color="#ED7D31"/>
      <style:text-properties fo:color="#FFFFFF"/>
    </style:style>
    <style:style style:name="Accent2_32_5" style:display-name="Accent2 5" style:family="table-cell" style:data-style-name="N0">
      <style:table-cell-properties fo:background-color="#ED7D31"/>
      <style:text-properties fo:color="#FFFFFF"/>
    </style:style>
    <style:style style:name="Accent2_32_6" style:display-name="Accent2 6" style:family="table-cell" style:data-style-name="N0">
      <style:table-cell-properties fo:background-color="#ED7D31"/>
      <style:text-properties fo:color="#FFFFFF"/>
    </style:style>
    <style:style style:name="Accent2_32_7" style:display-name="Accent2 7" style:family="table-cell" style:data-style-name="N0">
      <style:table-cell-properties fo:background-color="#ED7D31"/>
      <style:text-properties fo:color="#FFFFFF"/>
    </style:style>
    <style:style style:name="Accent2_32_8" style:display-name="Accent2 8" style:family="table-cell" style:data-style-name="N0">
      <style:table-cell-properties fo:background-color="#ED7D31"/>
      <style:text-properties fo:color="#FFFFFF"/>
    </style:style>
    <style:style style:name="Accent2_32_9" style:display-name="Accent2 9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3_32_10" style:display-name="Accent3 10" style:family="table-cell" style:data-style-name="N0">
      <style:table-cell-properties fo:background-color="#A5A5A5"/>
      <style:text-properties fo:color="#FFFFFF"/>
    </style:style>
    <style:style style:name="Accent3_32_11" style:display-name="Accent3 11" style:family="table-cell" style:data-style-name="N0">
      <style:table-cell-properties fo:background-color="#196B24"/>
      <style:text-properties fo:color="#FFFFFF" style:font-name="Aptos Narrow" style:font-name-asian="Aptos Narrow" style:font-name-complex="Aptos Narrow"/>
    </style:style>
    <style:style style:name="Accent3_32_2" style:display-name="Accent3 2" style:family="table-cell" style:data-style-name="N0">
      <style:table-cell-properties fo:background-color="#A5A5A5"/>
      <style:text-properties fo:color="#FFFFFF"/>
    </style:style>
    <style:style style:name="Accent3_32_3" style:display-name="Accent3 3" style:family="table-cell" style:data-style-name="N0">
      <style:table-cell-properties fo:background-color="#A5A5A5"/>
      <style:text-properties fo:color="#FFFFFF"/>
    </style:style>
    <style:style style:name="Accent3_32_4" style:display-name="Accent3 4" style:family="table-cell" style:data-style-name="N0">
      <style:table-cell-properties fo:background-color="#A5A5A5"/>
      <style:text-properties fo:color="#FFFFFF"/>
    </style:style>
    <style:style style:name="Accent3_32_5" style:display-name="Accent3 5" style:family="table-cell" style:data-style-name="N0">
      <style:table-cell-properties fo:background-color="#A5A5A5"/>
      <style:text-properties fo:color="#FFFFFF"/>
    </style:style>
    <style:style style:name="Accent3_32_6" style:display-name="Accent3 6" style:family="table-cell" style:data-style-name="N0">
      <style:table-cell-properties fo:background-color="#A5A5A5"/>
      <style:text-properties fo:color="#FFFFFF"/>
    </style:style>
    <style:style style:name="Accent3_32_7" style:display-name="Accent3 7" style:family="table-cell" style:data-style-name="N0">
      <style:table-cell-properties fo:background-color="#A5A5A5"/>
      <style:text-properties fo:color="#FFFFFF"/>
    </style:style>
    <style:style style:name="Accent3_32_8" style:display-name="Accent3 8" style:family="table-cell" style:data-style-name="N0">
      <style:table-cell-properties fo:background-color="#A5A5A5"/>
      <style:text-properties fo:color="#FFFFFF"/>
    </style:style>
    <style:style style:name="Accent3_32_9" style:display-name="Accent3 9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4_32_10" style:display-name="Accent4 10" style:family="table-cell" style:data-style-name="N0">
      <style:table-cell-properties fo:background-color="#FFC000"/>
      <style:text-properties fo:color="#FFFFFF"/>
    </style:style>
    <style:style style:name="Accent4_32_11" style:display-name="Accent4 11" style:family="table-cell" style:data-style-name="N0">
      <style:table-cell-properties fo:background-color="#0F9ED5"/>
      <style:text-properties fo:color="#FFFFFF" style:font-name="Aptos Narrow" style:font-name-asian="Aptos Narrow" style:font-name-complex="Aptos Narrow"/>
    </style:style>
    <style:style style:name="Accent4_32_2" style:display-name="Accent4 2" style:family="table-cell" style:data-style-name="N0">
      <style:table-cell-properties fo:background-color="#FFC000"/>
      <style:text-properties fo:color="#FFFFFF"/>
    </style:style>
    <style:style style:name="Accent4_32_3" style:display-name="Accent4 3" style:family="table-cell" style:data-style-name="N0">
      <style:table-cell-properties fo:background-color="#FFC000"/>
      <style:text-properties fo:color="#FFFFFF"/>
    </style:style>
    <style:style style:name="Accent4_32_4" style:display-name="Accent4 4" style:family="table-cell" style:data-style-name="N0">
      <style:table-cell-properties fo:background-color="#FFC000"/>
      <style:text-properties fo:color="#FFFFFF"/>
    </style:style>
    <style:style style:name="Accent4_32_5" style:display-name="Accent4 5" style:family="table-cell" style:data-style-name="N0">
      <style:table-cell-properties fo:background-color="#FFC000"/>
      <style:text-properties fo:color="#FFFFFF"/>
    </style:style>
    <style:style style:name="Accent4_32_6" style:display-name="Accent4 6" style:family="table-cell" style:data-style-name="N0">
      <style:table-cell-properties fo:background-color="#FFC000"/>
      <style:text-properties fo:color="#FFFFFF"/>
    </style:style>
    <style:style style:name="Accent4_32_7" style:display-name="Accent4 7" style:family="table-cell" style:data-style-name="N0">
      <style:table-cell-properties fo:background-color="#FFC000"/>
      <style:text-properties fo:color="#FFFFFF"/>
    </style:style>
    <style:style style:name="Accent4_32_8" style:display-name="Accent4 8" style:family="table-cell" style:data-style-name="N0">
      <style:table-cell-properties fo:background-color="#FFC000"/>
      <style:text-properties fo:color="#FFFFFF"/>
    </style:style>
    <style:style style:name="Accent4_32_9" style:display-name="Accent4 9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5_32_10" style:display-name="Accent5 10" style:family="table-cell" style:data-style-name="N0">
      <style:table-cell-properties fo:background-color="#5B9BD5"/>
      <style:text-properties fo:color="#FFFFFF"/>
    </style:style>
    <style:style style:name="Accent5_32_11" style:display-name="Accent5 11" style:family="table-cell" style:data-style-name="N0">
      <style:table-cell-properties fo:background-color="#A02B93"/>
      <style:text-properties fo:color="#FFFFFF" style:font-name="Aptos Narrow" style:font-name-asian="Aptos Narrow" style:font-name-complex="Aptos Narrow"/>
    </style:style>
    <style:style style:name="Accent5_32_2" style:display-name="Accent5 2" style:family="table-cell" style:data-style-name="N0">
      <style:table-cell-properties fo:background-color="#5B9BD5"/>
      <style:text-properties fo:color="#FFFFFF"/>
    </style:style>
    <style:style style:name="Accent5_32_3" style:display-name="Accent5 3" style:family="table-cell" style:data-style-name="N0">
      <style:table-cell-properties fo:background-color="#5B9BD5"/>
      <style:text-properties fo:color="#FFFFFF"/>
    </style:style>
    <style:style style:name="Accent5_32_4" style:display-name="Accent5 4" style:family="table-cell" style:data-style-name="N0">
      <style:table-cell-properties fo:background-color="#5B9BD5"/>
      <style:text-properties fo:color="#FFFFFF"/>
    </style:style>
    <style:style style:name="Accent5_32_5" style:display-name="Accent5 5" style:family="table-cell" style:data-style-name="N0">
      <style:table-cell-properties fo:background-color="#5B9BD5"/>
      <style:text-properties fo:color="#FFFFFF"/>
    </style:style>
    <style:style style:name="Accent5_32_6" style:display-name="Accent5 6" style:family="table-cell" style:data-style-name="N0">
      <style:table-cell-properties fo:background-color="#5B9BD5"/>
      <style:text-properties fo:color="#FFFFFF"/>
    </style:style>
    <style:style style:name="Accent5_32_7" style:display-name="Accent5 7" style:family="table-cell" style:data-style-name="N0">
      <style:table-cell-properties fo:background-color="#5B9BD5"/>
      <style:text-properties fo:color="#FFFFFF"/>
    </style:style>
    <style:style style:name="Accent5_32_8" style:display-name="Accent5 8" style:family="table-cell" style:data-style-name="N0">
      <style:table-cell-properties fo:background-color="#5B9BD5"/>
      <style:text-properties fo:color="#FFFFFF"/>
    </style:style>
    <style:style style:name="Accent5_32_9" style:display-name="Accent5 9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ccent6_32_10" style:display-name="Accent6 10" style:family="table-cell" style:data-style-name="N0">
      <style:table-cell-properties fo:background-color="#70AD47"/>
      <style:text-properties fo:color="#FFFFFF"/>
    </style:style>
    <style:style style:name="Accent6_32_11" style:display-name="Accent6 11" style:family="table-cell" style:data-style-name="N0">
      <style:table-cell-properties fo:background-color="#4EA72E"/>
      <style:text-properties fo:color="#FFFFFF" style:font-name="Aptos Narrow" style:font-name-asian="Aptos Narrow" style:font-name-complex="Aptos Narrow"/>
    </style:style>
    <style:style style:name="Accent6_32_2" style:display-name="Accent6 2" style:family="table-cell" style:data-style-name="N0">
      <style:table-cell-properties fo:background-color="#70AD47"/>
      <style:text-properties fo:color="#FFFFFF"/>
    </style:style>
    <style:style style:name="Accent6_32_3" style:display-name="Accent6 3" style:family="table-cell" style:data-style-name="N0">
      <style:table-cell-properties fo:background-color="#70AD47"/>
      <style:text-properties fo:color="#FFFFFF"/>
    </style:style>
    <style:style style:name="Accent6_32_4" style:display-name="Accent6 4" style:family="table-cell" style:data-style-name="N0">
      <style:table-cell-properties fo:background-color="#70AD47"/>
      <style:text-properties fo:color="#FFFFFF"/>
    </style:style>
    <style:style style:name="Accent6_32_5" style:display-name="Accent6 5" style:family="table-cell" style:data-style-name="N0">
      <style:table-cell-properties fo:background-color="#70AD47"/>
      <style:text-properties fo:color="#FFFFFF"/>
    </style:style>
    <style:style style:name="Accent6_32_6" style:display-name="Accent6 6" style:family="table-cell" style:data-style-name="N0">
      <style:table-cell-properties fo:background-color="#70AD47"/>
      <style:text-properties fo:color="#FFFFFF"/>
    </style:style>
    <style:style style:name="Accent6_32_7" style:display-name="Accent6 7" style:family="table-cell" style:data-style-name="N0">
      <style:table-cell-properties fo:background-color="#70AD47"/>
      <style:text-properties fo:color="#FFFFFF"/>
    </style:style>
    <style:style style:name="Accent6_32_8" style:display-name="Accent6 8" style:family="table-cell" style:data-style-name="N0">
      <style:table-cell-properties fo:background-color="#70AD47"/>
      <style:text-properties fo:color="#FFFFFF"/>
    </style:style>
    <style:style style:name="Accent6_32_9" style:display-name="Accent6 9" style:family="table-cell" style:data-style-name="N0">
      <style:table-cell-properties fo:background-color="#70AD47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10" style:display-name="Berekening 10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11" style:display-name="Berekening 11" style:family="table-cell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Berekening_32_2" style:display-name="Berekening 2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3" style:display-name="Berekening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4" style:display-name="Berekening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5" style:display-name="Berekening 5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6" style:display-name="Berekening 6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7" style:display-name="Berekening 7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8" style:display-name="Berekening 8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Berekening_32_9" style:display-name="Berekening 9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mma_32_2" style:display-name="Comma 2" style:family="table-cell" style:data-style-name="N38"/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10" style:display-name="Controlecel 10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11" style:display-name="Controlecel 11" style:family="table-cell" style:data-style-name="N0">
      <style:table-cell-properties fo:border="thin double #3F3F3F" fo:background-color="#A5A5A5"/>
      <style:text-properties fo:color="#FFFFFF" style:font-name="Aptos Narrow" style:font-name-asian="Aptos Narrow" style:font-name-complex="Aptos Narrow" fo:font-weight="bold" style:font-weight-asian="bold" style:font-weight-complex="bold"/>
    </style:style>
    <style:style style:name="Controlecel_32_2" style:display-name="Controlecel 2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3" style:display-name="Controlece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4" style:display-name="Controlece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5" style:display-name="Controlecel 5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6" style:display-name="Controlecel 6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7" style:display-name="Controlecel 7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8" style:display-name="Controlecel 8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ntrolecel_32_9" style:display-name="Controlecel 9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uro" style:family="table-cell" style:data-style-name="N39">
      <style:text-properties style:font-name="Arial" style:font-name-asian="Arial" style:font-name-complex="Arial" fo:font-size="10pt" style:font-size-asian="10pt" style:font-size-complex="10pt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10" style:display-name="Gekoppelde cel 10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11" style:display-name="Gekoppelde cel 11" style:family="table-cell" style:data-style-name="N0">
      <style:table-cell-properties fo:border-top="none" fo:border-bottom="thin double #FF8001" fo:border-left="none" fo:border-right="none"/>
      <style:text-properties fo:color="#FA7D00" style:font-name="Aptos Narrow" style:font-name-asian="Aptos Narrow" style:font-name-complex="Aptos Narrow"/>
    </style:style>
    <style:style style:name="Gekoppelde_32_cel_32_2" style:display-name="Gekoppelde cel 2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3" style:display-name="Gekoppelde cel 3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4" style:display-name="Gekoppelde cel 4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5" style:display-name="Gekoppelde cel 5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6" style:display-name="Gekoppelde cel 6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7" style:display-name="Gekoppelde cel 7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8" style:display-name="Gekoppelde cel 8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ekoppelde_32_cel_32_9" style:display-name="Gekoppelde cel 9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Goed_32_10" style:display-name="Goed 10" style:family="table-cell" style:data-style-name="N0">
      <style:table-cell-properties fo:background-color="#C6EFCE"/>
      <style:text-properties fo:color="#006100"/>
    </style:style>
    <style:style style:name="Goed_32_11" style:display-name="Goed 11" style:family="table-cell" style:data-style-name="N0">
      <style:table-cell-properties fo:background-color="#C6EFCE"/>
      <style:text-properties fo:color="#006100" style:font-name="Aptos Narrow" style:font-name-asian="Aptos Narrow" style:font-name-complex="Aptos Narrow"/>
    </style:style>
    <style:style style:name="Goed_32_2" style:display-name="Goed 2" style:family="table-cell" style:data-style-name="N0">
      <style:table-cell-properties fo:background-color="#C6EFCE"/>
      <style:text-properties fo:color="#006100"/>
    </style:style>
    <style:style style:name="Goed_32_3" style:display-name="Goed 3" style:family="table-cell" style:data-style-name="N0">
      <style:table-cell-properties fo:background-color="#C6EFCE"/>
      <style:text-properties fo:color="#006100"/>
    </style:style>
    <style:style style:name="Goed_32_4" style:display-name="Goed 4" style:family="table-cell" style:data-style-name="N0">
      <style:table-cell-properties fo:background-color="#C6EFCE"/>
      <style:text-properties fo:color="#006100"/>
    </style:style>
    <style:style style:name="Goed_32_5" style:display-name="Goed 5" style:family="table-cell" style:data-style-name="N0">
      <style:table-cell-properties fo:background-color="#C6EFCE"/>
      <style:text-properties fo:color="#006100"/>
    </style:style>
    <style:style style:name="Goed_32_6" style:display-name="Goed 6" style:family="table-cell" style:data-style-name="N0">
      <style:table-cell-properties fo:background-color="#C6EFCE"/>
      <style:text-properties fo:color="#006100"/>
    </style:style>
    <style:style style:name="Goed_32_7" style:display-name="Goed 7" style:family="table-cell" style:data-style-name="N0">
      <style:table-cell-properties fo:background-color="#C6EFCE"/>
      <style:text-properties fo:color="#006100"/>
    </style:style>
    <style:style style:name="Goed_32_8" style:display-name="Goed 8" style:family="table-cell" style:data-style-name="N0">
      <style:table-cell-properties fo:background-color="#C6EFCE"/>
      <style:text-properties fo:color="#006100"/>
    </style:style>
    <style:style style:name="Goed_32_9" style:display-name="Goed 9" style:family="table-cell" style:data-style-name="N0">
      <style:table-cell-properties fo:background-color="#C6EFCE"/>
      <style:text-properties fo:color="#006100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Invoer_32_10" style:display-name="Invoer 10" style:family="table-cell" style:data-style-name="N0">
      <style:table-cell-properties fo:border="thin solid #7F7F7F" fo:background-color="#FFCC99"/>
      <style:text-properties fo:color="#3F3F76"/>
    </style:style>
    <style:style style:name="Invoer_32_11" style:display-name="Invoer 11" style:family="table-cell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/>
    </style:style>
    <style:style style:name="Invoer_32_2" style:display-name="Invoer 2" style:family="table-cell" style:data-style-name="N0">
      <style:table-cell-properties fo:border="thin solid #7F7F7F" fo:background-color="#FFCC99"/>
      <style:text-properties fo:color="#3F3F76"/>
    </style:style>
    <style:style style:name="Invoer_32_3" style:display-name="Invoer 3" style:family="table-cell" style:data-style-name="N0">
      <style:table-cell-properties fo:border="thin solid #7F7F7F" fo:background-color="#FFCC99"/>
      <style:text-properties fo:color="#3F3F76"/>
    </style:style>
    <style:style style:name="Invoer_32_4" style:display-name="Invoer 4" style:family="table-cell" style:data-style-name="N0">
      <style:table-cell-properties fo:border="thin solid #7F7F7F" fo:background-color="#FFCC99"/>
      <style:text-properties fo:color="#3F3F76"/>
    </style:style>
    <style:style style:name="Invoer_32_5" style:display-name="Invoer 5" style:family="table-cell" style:data-style-name="N0">
      <style:table-cell-properties fo:border="thin solid #7F7F7F" fo:background-color="#FFCC99"/>
      <style:text-properties fo:color="#3F3F76"/>
    </style:style>
    <style:style style:name="Invoer_32_6" style:display-name="Invoer 6" style:family="table-cell" style:data-style-name="N0">
      <style:table-cell-properties fo:border="thin solid #7F7F7F" fo:background-color="#FFCC99"/>
      <style:text-properties fo:color="#3F3F76"/>
    </style:style>
    <style:style style:name="Invoer_32_7" style:display-name="Invoer 7" style:family="table-cell" style:data-style-name="N0">
      <style:table-cell-properties fo:border="thin solid #7F7F7F" fo:background-color="#FFCC99"/>
      <style:text-properties fo:color="#3F3F76"/>
    </style:style>
    <style:style style:name="Invoer_32_8" style:display-name="Invoer 8" style:family="table-cell" style:data-style-name="N0">
      <style:table-cell-properties fo:border="thin solid #7F7F7F" fo:background-color="#FFCC99"/>
      <style:text-properties fo:color="#3F3F76"/>
    </style:style>
    <style:style style:name="Invoer_32_9" style:display-name="Invoer 9" style:family="table-cell" style:data-style-name="N0">
      <style:table-cell-properties fo:border="thin solid #7F7F7F" fo:background-color="#FFCC99"/>
      <style:text-properties fo:color="#3F3F76"/>
    </style:style>
    <style:style style:name="Komma_32_2" style:display-name="Komma 2" style:family="table-cell" style:data-style-name="N38">
      <style:text-properties style:font-name="Arial" style:font-name-asian="Arial" style:font-name-complex="Arial"/>
    </style:style>
    <style:style style:name="Komma_32_2_32_2" style:display-name="Komma 2 2" style:family="table-cell" style:data-style-name="N38"/>
    <style:style style:name="Komma_32_3" style:display-name="Komma 3" style:family="table-cell" style:data-style-name="N38">
      <style:text-properties style:font-name="Arial" style:font-name-asian="Arial" style:font-name-complex="Arial" fo:font-size="10pt" style:font-size-asian="10pt" style:font-size-complex="10pt"/>
    </style:style>
    <style:style style:name="Komma_32_4" style:display-name="Komma 4" style:family="table-cell" style:data-style-name="N38"/>
    <style:style style:name="Komma_32_5" style:display-name="Komma 5" style:family="table-cell" style:data-style-name="N38"/>
    <style:style style:name="Komma_32_6" style:display-name="Komma 6" style:family="table-cell" style:data-style-name="N38"/>
    <style:style style:name="Kop_32_1" style:display-name="Kop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10" style:display-name="Kop 1 10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11" style:display-name="Kop 1 11" style:family="table-cell" style:data-style-name="N0">
      <style:table-cell-properties fo:border-top="none" fo:border-bottom="thick solid #156082" fo:border-left="none" fo:border-right="none"/>
      <style:text-properties fo:color="#0E2841" style:font-name="Aptos Narrow" style:font-name-asian="Aptos Narrow" style:font-name-complex="Aptos Narrow" fo:font-size="15pt" style:font-size-asian="15pt" style:font-size-complex="15pt" fo:font-weight="bold" style:font-weight-asian="bold" style:font-weight-complex="bold"/>
    </style:style>
    <style:style style:name="Kop_32_1_32_2" style:display-name="Kop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3" style:display-name="Kop 1 3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4" style:display-name="Kop 1 4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5" style:display-name="Kop 1 5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6" style:display-name="Kop 1 6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7" style:display-name="Kop 1 7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8" style:display-name="Kop 1 8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1_32_9" style:display-name="Kop 1 9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10" style:display-name="Kop 2 10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11" style:display-name="Kop 2 11" style:family="table-cell" style:data-style-name="N0">
      <style:table-cell-properties fo:border-top="none" fo:border-bottom="thick solid #64BEE6" fo:border-left="none" fo:border-right="none"/>
      <style:text-properties fo:color="#0E2841" style:font-name="Aptos Narrow" style:font-name-asian="Aptos Narrow" style:font-name-complex="Aptos Narrow" fo:font-size="13pt" style:font-size-asian="13pt" style:font-size-complex="13pt" fo:font-weight="bold" style:font-weight-asian="bold" style:font-weight-complex="bold"/>
    </style:style>
    <style:style style:name="Kop_32_2_32_2" style:display-name="Kop 2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3" style:display-name="Kop 2 3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4" style:display-name="Kop 2 4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5" style:display-name="Kop 2 5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6" style:display-name="Kop 2 6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7" style:display-name="Kop 2 7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8" style:display-name="Kop 2 8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2_32_9" style:display-name="Kop 2 9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10" style:display-name="Kop 3 10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11" style:display-name="Kop 3 11" style:family="table-cell" style:data-style-name="N0">
      <style:table-cell-properties fo:border-top="none" fo:border-bottom="2pt solid #44B3E1" fo:border-left="none" fo:border-right="none"/>
      <style:text-properties fo:color="#0E2841" style:font-name="Aptos Narrow" style:font-name-asian="Aptos Narrow" style:font-name-complex="Aptos Narrow" fo:font-weight="bold" style:font-weight-asian="bold" style:font-weight-complex="bold"/>
    </style:style>
    <style:style style:name="Kop_32_3_32_2" style:display-name="Kop 3 2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3" style:display-name="Kop 3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4" style:display-name="Kop 3 4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5" style:display-name="Kop 3 5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6" style:display-name="Kop 3 6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7" style:display-name="Kop 3 7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8" style:display-name="Kop 3 8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3_32_9" style:display-name="Kop 3 9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4" style:display-name="Kop 4" style:family="table-cell" style:data-style-name="N0">
      <style:text-properties fo:color="#44546A" fo:font-weight="bold" style:font-weight-asian="bold" style:font-weight-complex="bold"/>
    </style:style>
    <style:style style:name="Kop_32_4_32_10" style:display-name="Kop 4 10" style:family="table-cell" style:data-style-name="N0">
      <style:text-properties fo:color="#44546A" fo:font-weight="bold" style:font-weight-asian="bold" style:font-weight-complex="bold"/>
    </style:style>
    <style:style style:name="Kop_32_4_32_11" style:display-name="Kop 4 11" style:family="table-cell" style:data-style-name="N0">
      <style:text-properties fo:color="#0E2841" style:font-name="Aptos Narrow" style:font-name-asian="Aptos Narrow" style:font-name-complex="Aptos Narrow" fo:font-weight="bold" style:font-weight-asian="bold" style:font-weight-complex="bold"/>
    </style:style>
    <style:style style:name="Kop_32_4_32_2" style:display-name="Kop 4 2" style:family="table-cell" style:data-style-name="N0">
      <style:text-properties fo:color="#44546A" fo:font-weight="bold" style:font-weight-asian="bold" style:font-weight-complex="bold"/>
    </style:style>
    <style:style style:name="Kop_32_4_32_3" style:display-name="Kop 4 3" style:family="table-cell" style:data-style-name="N0">
      <style:text-properties fo:color="#44546A" fo:font-weight="bold" style:font-weight-asian="bold" style:font-weight-complex="bold"/>
    </style:style>
    <style:style style:name="Kop_32_4_32_4" style:display-name="Kop 4 4" style:family="table-cell" style:data-style-name="N0">
      <style:text-properties fo:color="#44546A" fo:font-weight="bold" style:font-weight-asian="bold" style:font-weight-complex="bold"/>
    </style:style>
    <style:style style:name="Kop_32_4_32_5" style:display-name="Kop 4 5" style:family="table-cell" style:data-style-name="N0">
      <style:text-properties fo:color="#44546A" fo:font-weight="bold" style:font-weight-asian="bold" style:font-weight-complex="bold"/>
    </style:style>
    <style:style style:name="Kop_32_4_32_6" style:display-name="Kop 4 6" style:family="table-cell" style:data-style-name="N0">
      <style:text-properties fo:color="#44546A" fo:font-weight="bold" style:font-weight-asian="bold" style:font-weight-complex="bold"/>
    </style:style>
    <style:style style:name="Kop_32_4_32_7" style:display-name="Kop 4 7" style:family="table-cell" style:data-style-name="N0">
      <style:text-properties fo:color="#44546A" fo:font-weight="bold" style:font-weight-asian="bold" style:font-weight-complex="bold"/>
    </style:style>
    <style:style style:name="Kop_32_4_32_8" style:display-name="Kop 4 8" style:family="table-cell" style:data-style-name="N0">
      <style:text-properties fo:color="#44546A" fo:font-weight="bold" style:font-weight-asian="bold" style:font-weight-complex="bold"/>
    </style:style>
    <style:style style:name="Kop_32_4_32_9" style:display-name="Kop 4 9" style:family="table-cell" style:data-style-name="N0">
      <style:text-properties fo:color="#44546A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5700"/>
    </style:style>
    <style:style style:name="Neutraal_32_10" style:display-name="Neutraal 10" style:family="table-cell" style:data-style-name="N0">
      <style:table-cell-properties fo:background-color="#FFEB9C"/>
      <style:text-properties fo:color="#9C5700"/>
    </style:style>
    <style:style style:name="Neutraal_32_11" style:display-name="Neutraal 11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Neutraal_32_2" style:display-name="Neutraal 2" style:family="table-cell" style:data-style-name="N0">
      <style:table-cell-properties fo:background-color="#FFEB9C"/>
      <style:text-properties fo:color="#9C5700"/>
    </style:style>
    <style:style style:name="Neutraal_32_3" style:display-name="Neutraal 3" style:family="table-cell" style:data-style-name="N0">
      <style:table-cell-properties fo:background-color="#FFEB9C"/>
      <style:text-properties fo:color="#9C5700"/>
    </style:style>
    <style:style style:name="Neutraal_32_4" style:display-name="Neutraal 4" style:family="table-cell" style:data-style-name="N0">
      <style:table-cell-properties fo:background-color="#FFEB9C"/>
      <style:text-properties fo:color="#9C5700"/>
    </style:style>
    <style:style style:name="Neutraal_32_5" style:display-name="Neutraal 5" style:family="table-cell" style:data-style-name="N0">
      <style:table-cell-properties fo:background-color="#FFEB9C"/>
      <style:text-properties fo:color="#9C5700"/>
    </style:style>
    <style:style style:name="Neutraal_32_6" style:display-name="Neutraal 6" style:family="table-cell" style:data-style-name="N0">
      <style:table-cell-properties fo:background-color="#FFEB9C"/>
      <style:text-properties fo:color="#9C5700"/>
    </style:style>
    <style:style style:name="Neutraal_32_7" style:display-name="Neutraal 7" style:family="table-cell" style:data-style-name="N0">
      <style:table-cell-properties fo:background-color="#FFEB9C"/>
      <style:text-properties fo:color="#9C5700"/>
    </style:style>
    <style:style style:name="Neutraal_32_8" style:display-name="Neutraal 8" style:family="table-cell" style:data-style-name="N0">
      <style:table-cell-properties fo:background-color="#FFEB9C"/>
      <style:text-properties fo:color="#9C5700"/>
    </style:style>
    <style:style style:name="Neutraal_32_9" style:display-name="Neutraal 9" style:family="table-cell" style:data-style-name="N0">
      <style:table-cell-properties fo:background-color="#FFEB9C"/>
      <style:text-properties fo:color="#9C5700"/>
    </style:style>
    <style:style style:name="Normal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titie_32_10" style:display-name="Notitie 10" style:family="table-cell" style:data-style-name="N0">
      <style:table-cell-properties fo:border="thin solid #B2B2B2" fo:background-color="#FFFFCC"/>
    </style:style>
    <style:style style:name="Notitie_32_11" style:display-name="Notitie 11" style:family="table-cell" style:data-style-name="N0">
      <style:table-cell-properties fo:border="thin solid #B2B2B2" fo:background-color="#FFFFCC"/>
    </style:style>
    <style:style style:name="Notitie_32_12" style:display-name="Notitie 12" style:family="table-cell" style:data-style-name="N0">
      <style:table-cell-properties fo:border="thin solid #B2B2B2" fo:background-color="#FFFFCC"/>
    </style:style>
    <style:style style:name="Notitie_32_2" style:display-name="Notitie 2" style:family="table-cell" style:data-style-name="N0">
      <style:table-cell-properties fo:border="thin solid #B2B2B2" fo:background-color="#FFFFCC"/>
    </style:style>
    <style:style style:name="Notitie_32_3" style:display-name="Notitie 3" style:family="table-cell" style:data-style-name="N0">
      <style:table-cell-properties fo:border="thin solid #B2B2B2" fo:background-color="#FFFFCC"/>
    </style:style>
    <style:style style:name="Notitie_32_4" style:display-name="Notitie 4" style:family="table-cell" style:data-style-name="N0">
      <style:table-cell-properties fo:border="thin solid #B2B2B2" fo:background-color="#FFFFCC"/>
    </style:style>
    <style:style style:name="Notitie_32_5" style:display-name="Notitie 5" style:family="table-cell" style:data-style-name="N0">
      <style:table-cell-properties fo:border="thin solid #B2B2B2" fo:background-color="#FFFFCC"/>
    </style:style>
    <style:style style:name="Notitie_32_6" style:display-name="Notitie 6" style:family="table-cell" style:data-style-name="N0">
      <style:table-cell-properties fo:border="thin solid #B2B2B2" fo:background-color="#FFFFCC"/>
    </style:style>
    <style:style style:name="Notitie_32_7" style:display-name="Notitie 7" style:family="table-cell" style:data-style-name="N0">
      <style:table-cell-properties fo:border="thin solid #B2B2B2" fo:background-color="#FFFFCC"/>
    </style:style>
    <style:style style:name="Notitie_32_8" style:display-name="Notitie 8" style:family="table-cell" style:data-style-name="N0">
      <style:table-cell-properties fo:border="thin solid #B2B2B2" fo:background-color="#FFFFCC"/>
    </style:style>
    <style:style style:name="Notitie_32_9" style:display-name="Notitie 9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Ongeldig_32_10" style:display-name="Ongeldig 10" style:family="table-cell" style:data-style-name="N0">
      <style:table-cell-properties fo:background-color="#FFC7CE"/>
      <style:text-properties fo:color="#9C0006"/>
    </style:style>
    <style:style style:name="Ongeldig_32_11" style:display-name="Ongeldig 11" style:family="table-cell" style:data-style-name="N0">
      <style:table-cell-properties fo:background-color="#FFC7CE"/>
      <style:text-properties fo:color="#9C0006" style:font-name="Aptos Narrow" style:font-name-asian="Aptos Narrow" style:font-name-complex="Aptos Narrow"/>
    </style:style>
    <style:style style:name="Ongeldig_32_2" style:display-name="Ongeldig 2" style:family="table-cell" style:data-style-name="N0">
      <style:table-cell-properties fo:background-color="#FFC7CE"/>
      <style:text-properties fo:color="#9C0006"/>
    </style:style>
    <style:style style:name="Ongeldig_32_3" style:display-name="Ongeldig 3" style:family="table-cell" style:data-style-name="N0">
      <style:table-cell-properties fo:background-color="#FFC7CE"/>
      <style:text-properties fo:color="#9C0006"/>
    </style:style>
    <style:style style:name="Ongeldig_32_4" style:display-name="Ongeldig 4" style:family="table-cell" style:data-style-name="N0">
      <style:table-cell-properties fo:background-color="#FFC7CE"/>
      <style:text-properties fo:color="#9C0006"/>
    </style:style>
    <style:style style:name="Ongeldig_32_5" style:display-name="Ongeldig 5" style:family="table-cell" style:data-style-name="N0">
      <style:table-cell-properties fo:background-color="#FFC7CE"/>
      <style:text-properties fo:color="#9C0006"/>
    </style:style>
    <style:style style:name="Ongeldig_32_6" style:display-name="Ongeldig 6" style:family="table-cell" style:data-style-name="N0">
      <style:table-cell-properties fo:background-color="#FFC7CE"/>
      <style:text-properties fo:color="#9C0006"/>
    </style:style>
    <style:style style:name="Ongeldig_32_7" style:display-name="Ongeldig 7" style:family="table-cell" style:data-style-name="N0">
      <style:table-cell-properties fo:background-color="#FFC7CE"/>
      <style:text-properties fo:color="#9C0006"/>
    </style:style>
    <style:style style:name="Ongeldig_32_8" style:display-name="Ongeldig 8" style:family="table-cell" style:data-style-name="N0">
      <style:table-cell-properties fo:background-color="#FFC7CE"/>
      <style:text-properties fo:color="#9C0006"/>
    </style:style>
    <style:style style:name="Ongeldig_32_9" style:display-name="Ongeldig 9" style:family="table-cell" style:data-style-name="N0">
      <style:table-cell-properties fo:background-color="#FFC7CE"/>
      <style:text-properties fo:color="#9C0006"/>
    </style:style>
    <style:style style:name="Procent_32_2" style:display-name="Procent 2" style:family="table-cell" style:data-style-name="N13">
      <style:text-properties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10" style:display-name="Standaard 10" style:family="table-cell" style:data-style-name="N0">
      <style:table-cell-properties style:vertical-align="automatic" fo:background-color="transparent"/>
    </style:style>
    <style:style style:name="Standaard_32_11" style:display-name="Standaard 11" style:family="table-cell" style:data-style-name="N0">
      <style:table-cell-properties style:vertical-align="automatic" fo:background-color="transparent"/>
    </style:style>
    <style:style style:name="Standaard_32_12" style:display-name="Standaard 12" style:family="table-cell" style:data-style-name="N0">
      <style:table-cell-properties style:vertical-align="automatic" fo:background-color="transparent"/>
    </style:style>
    <style:style style:name="Standaard_32_13" style:display-name="Standaard 13" style:family="table-cell" style:data-style-name="N0">
      <style:table-cell-properties style:vertical-align="automatic" fo:background-color="transparent"/>
    </style:style>
    <style:style style:name="Standaard_32_14" style:display-name="Standaard 14" style:family="table-cell" style:data-style-name="N0">
      <style:table-cell-properties style:vertical-align="automatic" fo:background-color="transparent"/>
    </style:style>
    <style:style style:name="Standaard_32_15" style:display-name="Standaard 15" style:family="table-cell" style:data-style-name="N0">
      <style:table-cell-properties style:vertical-align="automatic" fo:background-color="transparent"/>
    </style:style>
    <style:style style:name="Standaard_32_16" style:display-name="Standaard 16" style:family="table-cell" style:data-style-name="N0">
      <style:table-cell-properties style:vertical-align="automatic" fo:background-color="transparent"/>
    </style:style>
    <style:style style:name="Standaard_32_17" style:display-name="Standaard 17" style:family="table-cell" style:data-style-name="N0">
      <style:table-cell-properties style:vertical-align="automatic" fo:background-color="transparent"/>
    </style:style>
    <style:style style:name="Standaard_32_18" style:display-name="Standaard 18" style:family="table-cell" style:data-style-name="N0">
      <style:table-cell-properties style:vertical-align="automatic" fo:background-color="transparent"/>
    </style:style>
    <style:style style:name="Standaard_32_19" style:display-name="Standaard 1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tandaard_32_2" style:display-name="Standaard 2" style:family="table-cell" style:data-style-name="N0">
      <style:table-cell-properties style:vertical-align="automatic" fo:background-color="transparent"/>
    </style:style>
    <style:style style:name="Standaard_32_2_32_2" style:display-name="Standaard 2 2" style:family="table-cell" style:data-style-name="N0">
      <style:table-cell-properties style:vertical-align="top" fo:background-color="transparent"/>
      <style:text-properties fo:color="#00FF00"/>
    </style:style>
    <style:style style:name="Standaard_32_2_32_3" style:display-name="Standaard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2_32_4" style:display-name="Standaard 2 4" style:family="table-cell" style:data-style-name="N0">
      <style:table-cell-properties style:vertical-align="automatic" fo:background-color="transparent"/>
    </style:style>
    <style:style style:name="Standaard_32_2_32_5" style:display-name="Standaard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Standaard_32_2_32_6" style:display-name="Standaard 2 6" style:family="table-cell" style:data-style-name="N0">
      <style:table-cell-properties style:vertical-align="automatic" fo:background-color="transparent"/>
    </style:style>
    <style:style style:name="Standaard_32_2_32_7" style:display-name="Standaard 2 7" style:family="table-cell" style:data-style-name="N0">
      <style:table-cell-properties style:vertical-align="automatic" fo:background-color="transparent"/>
    </style:style>
    <style:style style:name="Standaard_32_20" style:display-name="Standaard 20" style:family="table-cell" style:data-style-name="N0">
      <style:table-cell-properties style:vertical-align="automatic" fo:background-color="transparent"/>
    </style:style>
    <style:style style:name="Standaard_32_21" style:display-name="Standaard 21" style:family="table-cell" style:data-style-name="N0">
      <style:table-cell-properties style:vertical-align="automatic" fo:background-color="transparent"/>
    </style:style>
    <style:style style:name="Standaard_32_22" style:display-name="Standaard 22" style:family="table-cell" style:data-style-name="N0">
      <style:table-cell-properties style:vertical-align="automatic" fo:background-color="transparent"/>
    </style:style>
    <style:style style:name="Standaard_32_23" style:display-name="Standaard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andaard_32_24" style:display-name="Standaard 24" style:family="table-cell" style:data-style-name="N0">
      <style:table-cell-properties style:vertical-align="automatic" fo:background-color="transparent"/>
    </style:style>
    <style:style style:name="Standaard_32_25" style:display-name="Standaard 25" style:family="table-cell" style:data-style-name="N0">
      <style:table-cell-properties style:vertical-align="automatic" fo:background-color="transparent"/>
    </style:style>
    <style:style style:name="Standaard_32_26" style:display-name="Standaard 26" style:family="table-cell" style:data-style-name="N0">
      <style:table-cell-properties style:vertical-align="automatic" fo:background-color="transparent"/>
    </style:style>
    <style:style style:name="Standaard_32_27" style:display-name="Standaard 27" style:family="table-cell" style:data-style-name="N0">
      <style:table-cell-properties style:vertical-align="automatic" fo:background-color="transparent"/>
    </style:style>
    <style:style style:name="Standaard_32_28" style:display-name="Standaard 28" style:family="table-cell" style:data-style-name="N0">
      <style:table-cell-properties style:vertical-align="automatic" fo:background-color="transparent"/>
    </style:style>
    <style:style style:name="Standaard_32_29" style:display-name="Standaard 29" style:family="table-cell" style:data-style-name="N0">
      <style:table-cell-properties style:vertical-align="automatic" fo:background-color="transparen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andaard_32_3_32_2" style:display-name="Standaard 3 2" style:family="table-cell" style:data-style-name="N0">
      <style:table-cell-properties style:vertical-align="top" fo:background-color="transparent"/>
      <style:text-properties fo:color="#00FF00"/>
    </style:style>
    <style:style style:name="Standaard_32_3_32_3" style:display-name="Standaard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Standaard_32_3_32_4" style:display-name="Standaard 3 4" style:family="table-cell" style:data-style-name="N0">
      <style:table-cell-properties style:vertical-align="automatic" fo:background-color="transparent"/>
    </style:style>
    <style:style style:name="Standaard_32_3_32_5" style:display-name="Standaard 3 5" style:family="table-cell" style:data-style-name="N0">
      <style:table-cell-properties style:vertical-align="automatic" fo:background-color="transparent"/>
    </style:style>
    <style:style style:name="Standaard_32_30" style:display-name="Standaard 30" style:family="table-cell" style:data-style-name="N0">
      <style:table-cell-properties style:vertical-align="automatic" fo:background-color="transparent"/>
    </style:style>
    <style:style style:name="Standaard_32_31" style:display-name="Standaard 31" style:family="table-cell" style:data-style-name="N0">
      <style:table-cell-properties style:vertical-align="automatic" fo:background-color="transparent"/>
    </style:style>
    <style:style style:name="Standaard_32_32" style:display-name="Standaard 32" style:family="table-cell" style:data-style-name="N0">
      <style:table-cell-properties style:vertical-align="automatic" fo:background-color="transparent"/>
    </style:style>
    <style:style style:name="Standaard_32_33" style:display-name="Standaard 33" style:family="table-cell" style:data-style-name="N0">
      <style:table-cell-properties style:vertical-align="automatic" fo:background-color="transparent"/>
    </style:style>
    <style:style style:name="Standaard_32_34" style:display-name="Standaard 34" style:family="table-cell" style:data-style-name="N0">
      <style:table-cell-properties style:vertical-align="automatic" fo:background-color="transparent"/>
    </style:style>
    <style:style style:name="Standaard_32_35" style:display-name="Standaard 35" style:family="table-cell" style:data-style-name="N0">
      <style:table-cell-properties style:vertical-align="automatic" fo:background-color="transparent"/>
    </style:style>
    <style:style style:name="Standaard_32_36" style:display-name="Standaard 36" style:family="table-cell" style:data-style-name="N0">
      <style:table-cell-properties style:vertical-align="automatic" fo:background-color="transparent"/>
    </style:style>
    <style:style style:name="Standaard_32_37" style:display-name="Standaard 37" style:family="table-cell" style:data-style-name="N0">
      <style:table-cell-properties style:vertical-align="automatic" fo:background-color="transparent"/>
    </style:style>
    <style:style style:name="Standaard_32_38" style:display-name="Standaard 38" style:family="table-cell" style:data-style-name="N0">
      <style:table-cell-properties style:vertical-align="automatic" fo:background-color="transparent"/>
    </style:style>
    <style:style style:name="Standaard_32_39" style:display-name="Standaard 39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" style:display-name="Standaard 4" style:family="table-cell" style:data-style-name="N0">
      <style:table-cell-properties style:vertical-align="automatic" fo:background-color="transparent"/>
    </style:style>
    <style:style style:name="Standaard_32_40" style:display-name="Standaard 40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1" style:display-name="Standaard 41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2" style:display-name="Standaard 42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3" style:display-name="Standaard 43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44" style:display-name="Standaard 44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/>
    </style:style>
    <style:style style:name="Standaard_32_5" style:display-name="Standaard 5" style:family="table-cell" style:data-style-name="N0">
      <style:table-cell-properties style:vertical-align="automatic" fo:background-color="transparent"/>
    </style:style>
    <style:style style:name="Standaard_32_6" style:display-name="Standaard 6" style:family="table-cell" style:data-style-name="N0">
      <style:table-cell-properties style:vertical-align="automatic" fo:background-color="transparent"/>
    </style:style>
    <style:style style:name="Standaard_32_7" style:display-name="Standaard 7" style:family="table-cell" style:data-style-name="N0">
      <style:table-cell-properties style:vertical-align="automatic" fo:background-color="transparent"/>
    </style:style>
    <style:style style:name="Standaard_32_7_32_2" style:display-name="Standaard 7 2" style:family="table-cell" style:data-style-name="N0">
      <style:table-cell-properties style:vertical-align="automatic" fo:background-color="transparent"/>
    </style:style>
    <style:style style:name="Standaard_32_7_32_3" style:display-name="Standaard 7 3" style:family="table-cell" style:data-style-name="N0">
      <style:table-cell-properties style:vertical-align="automatic" fo:background-color="transparent"/>
    </style:style>
    <style:style style:name="Standaard_32_8" style:display-name="Standaard 8" style:family="table-cell" style:data-style-name="N0">
      <style:table-cell-properties style:vertical-align="automatic" fo:background-color="transparent"/>
    </style:style>
    <style:style style:name="Standaard_32_9" style:display-name="Standaard 9" style:family="table-cell" style:data-style-name="N0">
      <style:table-cell-properties style:vertical-align="automatic" fo:background-color="transparent"/>
    </style:style>
    <style:style style:name="Ti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10" style:display-name="Titel 10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11" style:display-name="Titel 11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el_32_2" style:display-name="Titel 2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3" style:display-name="Titel 3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4" style:display-name="Titel 4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5" style:display-name="Titel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6" style:display-name="Titel 6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7" style:display-name="Titel 7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8" style:display-name="Titel 8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el_32_9" style:display-name="Titel 9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10" style:display-name="Totaal 10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11" style:display-name="Totaal 11" style:family="table-cell" style:data-style-name="N0">
      <style:table-cell-properties fo:border-top="thin solid #156082" fo:border-bottom="thin double #156082" fo:border-left="none" fo:border-right="none"/>
      <style:text-properties style:font-name="Aptos Narrow" style:font-name-asian="Aptos Narrow" style:font-name-complex="Aptos Narrow" fo:font-weight="bold" style:font-weight-asian="bold" style:font-weight-complex="bold"/>
    </style:style>
    <style:style style:name="Totaal_32_2" style:display-name="Totaal 2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3" style:display-name="Totaal 3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4" style:display-name="Totaal 4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5" style:display-name="Totaal 5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6" style:display-name="Totaal 6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7" style:display-name="Totaal 7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8" style:display-name="Totaal 8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Totaal_32_9" style:display-name="Totaal 9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10" style:display-name="Uitvoer 10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11" style:display-name="Uitvoer 11" style:family="table-cell" style:data-style-name="N0">
      <style:table-cell-properties fo:border="thin solid #3F3F3F" fo:background-color="#F2F2F2"/>
      <style:text-properties fo:color="#3F3F3F" style:font-name="Aptos Narrow" style:font-name-asian="Aptos Narrow" style:font-name-complex="Aptos Narrow" fo:font-weight="bold" style:font-weight-asian="bold" style:font-weight-complex="bold"/>
    </style:style>
    <style:style style:name="Uitvoer_32_2" style:display-name="Uitvoer 2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3" style:display-name="Uitvoer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4" style:display-name="Uitvoer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5" style:display-name="Uitvoer 5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6" style:display-name="Uitvoer 6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7" style:display-name="Uitvoer 7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8" style:display-name="Uitvoer 8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Uitvoer_32_9" style:display-name="Uitvoer 9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aluta_32_2" style:display-name="Valuta 2" style:family="table-cell" style:data-style-name="N40"/>
    <style:style style:name="Valuta_32_2_32_2" style:display-name="Valuta 2 2" style:family="table-cell" style:data-style-name="N39"/>
    <style:style style:name="Valuta_32_3" style:display-name="Valuta 3" style:family="table-cell" style:data-style-name="N39">
      <style:text-properties style:font-name="Arial" style:font-name-asian="Arial" style:font-name-complex="Arial" fo:font-size="10pt" style:font-size-asian="10pt" style:font-size-complex="10pt"/>
    </style:style>
    <style:style style:name="Valuta_32_4" style:display-name="Valuta 4" style:family="table-cell" style:data-style-name="N39"/>
    <style:style style:name="Valuta_32_5" style:display-name="Valuta 5" style:family="table-cell" style:data-style-name="N41"/>
    <style:style style:name="Valuta_32_6" style:display-name="Valuta 6" style:family="table-cell" style:data-style-name="N41"/>
    <style:style style:name="Valuta_32_7" style:display-name="Valuta 7" style:family="table-cell" style:data-style-name="N41"/>
    <style:style style:name="Valuta_32_8" style:display-name="Valuta 8" style:family="table-cell" style:data-style-name="N41"/>
    <style:style style:name="Valuta_32_9" style:display-name="Valuta 9" style:family="table-cell" style:data-style-name="N41"/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Verklarende_32_tekst_32_10" style:display-name="Verklarende tekst 10" style:family="table-cell" style:data-style-name="N0">
      <style:text-properties fo:color="#7F7F7F" fo:font-style="italic" style:font-style-asian="italic" style:font-style-complex="italic"/>
    </style:style>
    <style:style style:name="Verklarende_32_tekst_32_11" style:display-name="Verklarende tekst 11" style:family="table-cell" style:data-style-name="N0">
      <style:text-properties fo:color="#7F7F7F" style:font-name="Aptos Narrow" style:font-name-asian="Aptos Narrow" style:font-name-complex="Aptos Narrow" fo:font-style="italic" style:font-style-asian="italic" style:font-style-complex="italic"/>
    </style:style>
    <style:style style:name="Verklarende_32_tekst_32_2" style:display-name="Verklarende tekst 2" style:family="table-cell" style:data-style-name="N0">
      <style:text-properties fo:color="#7F7F7F" fo:font-style="italic" style:font-style-asian="italic" style:font-style-complex="italic"/>
    </style:style>
    <style:style style:name="Verklarende_32_tekst_32_3" style:display-name="Verklarende tekst 3" style:family="table-cell" style:data-style-name="N0">
      <style:text-properties fo:color="#7F7F7F" fo:font-style="italic" style:font-style-asian="italic" style:font-style-complex="italic"/>
    </style:style>
    <style:style style:name="Verklarende_32_tekst_32_4" style:display-name="Verklarende tekst 4" style:family="table-cell" style:data-style-name="N0">
      <style:text-properties fo:color="#7F7F7F" fo:font-style="italic" style:font-style-asian="italic" style:font-style-complex="italic"/>
    </style:style>
    <style:style style:name="Verklarende_32_tekst_32_5" style:display-name="Verklarende tekst 5" style:family="table-cell" style:data-style-name="N0">
      <style:text-properties fo:color="#7F7F7F" fo:font-style="italic" style:font-style-asian="italic" style:font-style-complex="italic"/>
    </style:style>
    <style:style style:name="Verklarende_32_tekst_32_6" style:display-name="Verklarende tekst 6" style:family="table-cell" style:data-style-name="N0">
      <style:text-properties fo:color="#7F7F7F" fo:font-style="italic" style:font-style-asian="italic" style:font-style-complex="italic"/>
    </style:style>
    <style:style style:name="Verklarende_32_tekst_32_7" style:display-name="Verklarende tekst 7" style:family="table-cell" style:data-style-name="N0">
      <style:text-properties fo:color="#7F7F7F" fo:font-style="italic" style:font-style-asian="italic" style:font-style-complex="italic"/>
    </style:style>
    <style:style style:name="Verklarende_32_tekst_32_8" style:display-name="Verklarende tekst 8" style:family="table-cell" style:data-style-name="N0">
      <style:text-properties fo:color="#7F7F7F" fo:font-style="italic" style:font-style-asian="italic" style:font-style-complex="italic"/>
    </style:style>
    <style:style style:name="Verklarende_32_tekst_32_9" style:display-name="Verklarende tekst 9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style style:name="Waarschuwingstekst_32_10" style:display-name="Waarschuwingstekst 10" style:family="table-cell" style:data-style-name="N0">
      <style:text-properties fo:color="#FF0000"/>
    </style:style>
    <style:style style:name="Waarschuwingstekst_32_11" style:display-name="Waarschuwingstekst 11" style:family="table-cell" style:data-style-name="N0">
      <style:text-properties fo:color="#FF0000" style:font-name="Aptos Narrow" style:font-name-asian="Aptos Narrow" style:font-name-complex="Aptos Narrow"/>
    </style:style>
    <style:style style:name="Waarschuwingstekst_32_2" style:display-name="Waarschuwingstekst 2" style:family="table-cell" style:data-style-name="N0">
      <style:text-properties fo:color="#FF0000"/>
    </style:style>
    <style:style style:name="Waarschuwingstekst_32_3" style:display-name="Waarschuwingstekst 3" style:family="table-cell" style:data-style-name="N0">
      <style:text-properties fo:color="#FF0000"/>
    </style:style>
    <style:style style:name="Waarschuwingstekst_32_4" style:display-name="Waarschuwingstekst 4" style:family="table-cell" style:data-style-name="N0">
      <style:text-properties fo:color="#FF0000"/>
    </style:style>
    <style:style style:name="Waarschuwingstekst_32_5" style:display-name="Waarschuwingstekst 5" style:family="table-cell" style:data-style-name="N0">
      <style:text-properties fo:color="#FF0000"/>
    </style:style>
    <style:style style:name="Waarschuwingstekst_32_6" style:display-name="Waarschuwingstekst 6" style:family="table-cell" style:data-style-name="N0">
      <style:text-properties fo:color="#FF0000"/>
    </style:style>
    <style:style style:name="Waarschuwingstekst_32_7" style:display-name="Waarschuwingstekst 7" style:family="table-cell" style:data-style-name="N0">
      <style:text-properties fo:color="#FF0000"/>
    </style:style>
    <style:style style:name="Waarschuwingstekst_32_8" style:display-name="Waarschuwingstekst 8" style:family="table-cell" style:data-style-name="N0">
      <style:text-properties fo:color="#FF0000"/>
    </style:style>
    <style:style style:name="Waarschuwingstekst_32_9" style:display-name="Waarschuwingstekst 9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118110236220472in" fo:margin-right="0.11811023622047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393700787401575in" fo:margin-left="0.118110236220472in" fo:margin-right="0.118110236220472in" fo:margin-bottom="0in"/>
      </style:header-style>
      <style:footer-style>
        <style:header-footer-properties fo:min-height="0.0393700787401575in" fo:margin-left="0.118110236220472in" fo:margin-right="0.11811023622047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/>
    <dc:creator/>
    <meta:creation-date>2026-01-30T11:20:47Z</meta:creation-date>
    <dc:date>2026-01-30T11:21:17Z</dc:date>
    <meta:editing-duration>PT0S</meta:editing-duration>
  </office:meta>
</office:document-meta>
</file>